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2.23mm"/>
    </style:style>
    <style:style style:name="co2" style:family="table-column">
      <style:table-column-properties fo:break-before="auto" style:column-width="35.15mm"/>
    </style:style>
    <style:style style:name="co3" style:family="table-column">
      <style:table-column-properties fo:break-before="auto" style:column-width="28.1mm"/>
    </style:style>
    <style:style style:name="co4" style:family="table-column">
      <style:table-column-properties fo:break-before="auto" style:column-width="50.52mm"/>
    </style:style>
    <style:style style:name="co5" style:family="table-column">
      <style:table-column-properties fo:break-before="auto" style:column-width="196.74mm"/>
    </style:style>
    <style:style style:name="co6" style:family="table-column">
      <style:table-column-properties fo:break-before="auto" style:column-width="186.6mm"/>
    </style:style>
    <style:style style:name="co7" style:family="table-column">
      <style:table-column-properties fo:break-before="auto" style:column-width="182.92mm"/>
    </style:style>
    <style:style style:name="co8" style:family="table-column">
      <style:table-column-properties fo:break-before="auto" style:column-width="136.53mm"/>
    </style:style>
    <style:style style:name="co9" style:family="table-column">
      <style:table-column-properties fo:break-before="auto" style:column-width="103.21mm"/>
    </style:style>
    <style:style style:name="co10" style:family="table-column">
      <style:table-column-properties fo:break-before="auto" style:column-width="80.63mm"/>
    </style:style>
    <style:style style:name="co11" style:family="table-column">
      <style:table-column-properties fo:break-before="auto" style:column-width="49.28mm"/>
    </style:style>
    <style:style style:name="co12" style:family="table-column">
      <style:table-column-properties fo:break-before="auto" style:column-width="22.58mm"/>
    </style:style>
    <style:style style:name="co13" style:family="table-column">
      <style:table-column-properties fo:break-before="auto" style:column-width="72.34mm"/>
    </style:style>
    <style:style style:name="co14" style:family="table-column">
      <style:table-column-properties fo:break-before="auto" style:column-width="64.65mm"/>
    </style:style>
    <style:style style:name="co15" style:family="table-column">
      <style:table-column-properties fo:break-before="auto" style:column-width="56.97mm"/>
    </style:style>
    <style:style style:name="ro1" style:family="table-row">
      <style:table-row-properties style:row-height="4.67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2.86mm" fo:break-before="auto" style:use-optimal-row-height="true"/>
    </style:style>
    <style:style style:name="ro5" style:family="table-row">
      <style:table-row-properties style:row-height="51.86mm" fo:break-before="auto" style:use-optimal-row-height="true"/>
    </style:style>
    <style:style style:name="ro6" style:family="table-row">
      <style:table-row-properties style:row-height="28.17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19mm" fo:break-before="auto" style:use-optimal-row-height="true"/>
    </style:style>
    <style:style style:name="ro12" style:family="table-row">
      <style:table-row-properties style:row-height="32.1mm" fo:break-before="auto" style:use-optimal-row-height="true"/>
    </style:style>
    <style:style style:name="ro13" style:family="table-row">
      <style:table-row-properties style:row-height="66.09mm" fo:break-before="auto" style:use-optimal-row-height="true"/>
    </style:style>
    <style:style style:name="ro14" style:family="table-row">
      <style:table-row-properties style:row-height="102.96mm" fo:break-before="auto" style:use-optimal-row-height="true"/>
    </style:style>
    <style:style style:name="ro15" style:family="table-row">
      <style:table-row-properties style:row-height="62mm" fo:break-before="auto" style:use-optimal-row-height="true"/>
    </style:style>
    <style:style style:name="ro16" style:family="table-row">
      <style:table-row-properties style:row-height="49.72mm" fo:break-before="auto" style:use-optimal-row-height="true"/>
    </style:style>
    <style:style style:name="ro17" style:family="table-row">
      <style:table-row-properties style:row-height="29.25mm" fo:break-before="auto" style:use-optimal-row-height="true"/>
    </style:style>
    <style:style style:name="ro18" style:family="table-row">
      <style:table-row-properties style:row-height="16.95mm" fo:break-before="auto" style:use-optimal-row-height="true"/>
    </style:style>
    <style:style style:name="ro19" style:family="table-row">
      <style:table-row-properties style:row-height="21.06mm" fo:break-before="auto" style:use-optimal-row-height="true"/>
    </style:style>
    <style:style style:name="ro20" style:family="table-row">
      <style:table-row-properties style:row-height="33.34mm" fo:break-before="auto" style:use-optimal-row-height="true"/>
    </style:style>
    <style:style style:name="ro21" style:family="table-row">
      <style:table-row-properties style:row-height="74.3mm" fo:break-before="auto" style:use-optimal-row-height="true"/>
    </style:style>
    <style:style style:name="ro22" style:family="table-row">
      <style:table-row-properties style:row-height="8.77mm" fo:break-before="auto" style:use-optimal-row-height="true"/>
    </style:style>
    <style:style style:name="ro23" style:family="table-row">
      <style:table-row-properties style:row-height="82.48mm" fo:break-before="auto" style:use-optimal-row-height="true"/>
    </style:style>
    <style:style style:name="ro24" style:family="table-row">
      <style:table-row-properties style:row-height="41.52mm" fo:break-before="auto" style:use-optimal-row-height="true"/>
    </style:style>
    <style:style style:name="ro25" style:family="table-row">
      <style:table-row-properties style:row-height="37.43mm" fo:break-before="auto" style:use-optimal-row-height="true"/>
    </style:style>
    <style:style style:name="ro26" style:family="table-row">
      <style:table-row-properties style:row-height="45.63mm" fo:break-before="auto" style:use-optimal-row-height="true"/>
    </style:style>
    <style:style style:name="ro27" style:family="table-row">
      <style:table-row-properties style:row-height="57.91mm" fo:break-before="auto" style:use-optimal-row-height="true"/>
    </style:style>
    <style:style style:name="ro28" style:family="table-row">
      <style:table-row-properties style:row-height="25.15m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fo:border-bottom="0.06pt solid #000000" fo:background-color="#e6e6e6" fo:border-left="none" fo:border-right="none" fo:border-top="none" style:vertical-align="top"/>
      <style:text-properties fo:font-weight="bold" style:font-weight-asian="bold" style:font-weight-complex="bold"/>
    </style:style>
    <style:style style:name="ce2" style:family="table-cell" style:parent-style-name="Default">
      <style:table-cell-properties style:vertical-align="top"/>
    </style:style>
    <style:style style:name="ce3" style:family="table-cell" style:parent-style-name="Default">
      <style:table-cell-properties fo:background-color="#99ccff" style:vertical-align="top"/>
    </style:style>
    <style:style style:name="ce4" style:family="table-cell" style:parent-style-name="Default">
      <style:table-cell-properties style:vertical-align="top"/>
      <style:text-properties fo:font-weight="normal" style:font-weight-asian="normal" style:font-weight-complex="normal"/>
    </style:style>
    <style:style style:name="ce5" style:family="table-cell" style:parent-style-name="Default">
      <style:table-cell-properties style:vertical-align="top"/>
      <style:text-properties fo:color="#313739" style:font-name="Liberation Sans" fo:font-size="10pt" fo:language="none" fo:country="none" style:font-name-asian="Cantarell" style:font-size-asian="10pt" style:language-asian="none" style:country-asian="none" style:font-name-complex="Cantarell" style:font-size-complex="10pt" style:language-complex="none" style:country-complex="none"/>
    </style:style>
    <style:style style:name="ce6" style:family="table-cell" style:parent-style-name="Default">
      <style:table-cell-properties fo:border-bottom="0.06pt solid #000000" fo:background-color="#e6e6e6" fo:wrap-option="wrap" fo:border-left="none" fo:border-right="none" fo:border-top="none" style:vertical-align="top"/>
      <style:text-properties fo:font-weight="bold" style:font-weight-asian="bold" style:font-weight-complex="bold"/>
    </style:style>
    <style:style style:name="ce7" style:family="table-cell" style:parent-style-name="Default">
      <style:table-cell-properties fo:wrap-option="wrap" style:vertical-align="top"/>
    </style:style>
    <style:style style:name="ce8" style:family="table-cell" style:parent-style-name="Default">
      <style:table-cell-properties fo:wrap-option="wrap" style:vertical-align="top"/>
      <style:text-properties style:font-name="Liberation Sans" fo:language="none" fo:country="none" style:font-name-asian="WenQuanYi Micro Hei" style:font-name-complex="FreeSans1"/>
    </style:style>
    <style:style style:name="ce9" style:family="table-cell" style:parent-style-name="Default">
      <style:table-cell-properties fo:background-color="#ffd320" fo:wrap-option="wrap" style:vertical-align="top"/>
    </style:style>
    <style:style style:name="ce10" style:family="table-cell" style:parent-style-name="Default">
      <style:table-cell-properties fo:background-color="#99ccff" fo:wrap-option="wrap" style:vertical-align="top"/>
    </style:style>
    <style:style style:name="ce11" style:family="table-cell" style:parent-style-name="Default">
      <style:table-cell-properties style:text-align-source="fix" style:repeat-content="false" fo:wrap-option="wrap" style:vertical-align="top"/>
      <style:paragraph-properties fo:text-align="start" fo:margin-left="0mm"/>
      <style:text-properties style:font-name="Liberation Sans" fo:language="fr" fo:country="FR" style:font-name-asian="WenQuanYi Micro Hei" style:font-name-complex="FreeSans1"/>
    </style:style>
    <style:style style:name="ce12" style:family="table-cell" style:parent-style-name="Default">
      <style:table-cell-properties fo:wrap-option="wrap" style:vertical-align="top"/>
      <style:text-properties style:font-name="Liberation Sans" fo:language="fr" fo:country="FR" style:font-name-asian="WenQuanYi Micro Hei" style:font-name-complex="FreeSans1"/>
    </style:style>
    <style:style style:name="ce13" style:family="table-cell" style:parent-style-name="Default">
      <style:table-cell-properties fo:background-color="#ffd320" fo:wrap-option="wrap" style:vertical-align="top"/>
      <style:text-properties style:font-name="Liberation Sans" style:font-name-asian="Tahoma" style:font-name-complex="FreeSans1"/>
    </style:style>
    <style:style style:name="ce14" style:family="table-cell" style:parent-style-name="Default">
      <style:table-cell-properties fo:background-color="#ffd320" fo:wrap-option="wrap" style:vertical-align="top"/>
      <style:text-properties style:use-window-font-color="true" style:font-name="Liberation Sans" style:font-name-asian="Tahoma" style:font-name-complex="FreeSans1"/>
    </style:style>
    <style:style style:name="ce15" style:family="table-cell" style:parent-style-name="Default">
      <style:table-cell-properties fo:background-color="#ffd320" fo:wrap-option="wrap"/>
    </style:style>
    <style:style style:name="ce16" style:family="table-cell" style:parent-style-name="Default">
      <style:table-cell-properties fo:wrap-option="wrap" style:vertical-align="top"/>
      <style:text-properties style:font-name="Liberation Sans" style:font-name-asian="Tahoma" style:font-name-complex="FreeSans1"/>
    </style:style>
    <style:style style:name="ce17" style:family="table-cell" style:parent-style-name="Default">
      <style:table-cell-properties fo:wrap-option="wrap" style:vertical-align="top"/>
      <style:text-properties fo:font-size="10pt" fo:language="en" fo:country="US" style:font-name-asian="FreeSans" style:font-size-asian="10pt" style:language-asian="hi" style:country-asian="IN" style:font-name-complex="Tahoma" style:font-size-complex="10pt" style:language-complex="en" style:country-complex="US"/>
    </style:style>
    <style:style style:name="ce18" style:family="table-cell" style:parent-style-name="Default">
      <style:table-cell-properties fo:background-color="transparent" fo:wrap-option="wrap" style:vertical-align="top"/>
    </style:style>
    <style:style style:name="ce19" style:family="table-cell" style:parent-style-name="Default">
      <style:table-cell-properties fo:wrap-option="wrap" style:vertical-align="top"/>
      <style:text-properties style:text-underline-style="none"/>
    </style:style>
    <style:style style:name="ce20" style:family="table-cell" style:parent-style-name="Default">
      <style:table-cell-properties style:vertical-align="top"/>
      <style:text-properties style:font-name="Liberation Sans" style:font-name-asian="Tahoma" style:font-name-complex="FreeSans1"/>
    </style:style>
    <style:style style:name="ce21" style:family="table-cell" style:parent-style-name="Default" style:data-style-name="N40">
      <style:table-cell-properties style:vertical-align="top"/>
    </style:style>
    <style:style style:name="ce22" style:family="table-cell" style:parent-style-name="Default" style:data-style-name="N40">
      <style:table-cell-properties fo:background-color="#99ccff" style:vertical-align="top"/>
    </style:style>
    <style:style style:name="T1" style:family="text">
      <style:text-properties fo:country="none" style:font-name-asian="WenQuanYi Micro Hei"/>
    </style:style>
    <style:style style:name="T2" style:family="text">
      <style:text-properties style:letter-kerning="true" fo:country="none" style:country-asian="none" style:font-name-asian="FreeSans" style:font-size-asian="12pt"/>
    </style:style>
    <style:style style:name="T3" style:family="text">
      <style:text-properties style:font-name-asian="Tahoma"/>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2"/>
        <table:table-column table:style-name="co11" table:number-columns-repeated="2" table:default-cell-style-name="ce2"/>
        <table:table-column table:style-name="co12" table:default-cell-style-name="ce2"/>
        <table:table-column table:style-name="co12" table:number-columns-repeated="2" table:default-cell-style-name="ce21"/>
        <table:table-column table:style-name="co13" table:default-cell-style-name="ce2"/>
        <table:table-column table:style-name="co14" table:default-cell-style-name="ce2"/>
        <table:table-column table:style-name="co15" table:default-cell-style-name="ce2"/>
        <table:table-column table:style-name="co12" table:number-columns-repeated="1006" table:default-cell-style-name="ce2"/>
        <table:table-row table:style-name="ro1">
          <table:table-cell table:style-name="ce1" office:value-type="string" calcext:value-type="string">
            <text:p>Speaker 1</text:p>
          </table:table-cell>
          <table:table-cell table:style-name="ce1" office:value-type="string" calcext:value-type="string">
            <text:p>Speaker 2</text:p>
          </table:table-cell>
          <table:table-cell table:style-name="ce1" office:value-type="string" calcext:value-type="string">
            <text:p>Speaker 3</text:p>
          </table:table-cell>
          <table:table-cell table:style-name="ce1" office:value-type="string" calcext:value-type="string">
            <text:p>Topic</text:p>
          </table:table-cell>
          <table:table-cell table:style-name="ce1" office:value-type="string" calcext:value-type="string">
            <text:p>Title</text:p>
          </table:table-cell>
          <table:table-cell table:style-name="ce6" office:value-type="string" calcext:value-type="string">
            <text:p>Abstract</text:p>
          </table:table-cell>
          <table:table-cell table:style-name="ce6" office:value-type="string" calcext:value-type="string">
            <text:p>Bio Speaker 1</text:p>
          </table:table-cell>
          <table:table-cell table:style-name="ce6" office:value-type="string" calcext:value-type="string">
            <text:p>Bio Speaker 2</text:p>
          </table:table-cell>
          <table:table-cell table:style-name="ce6" office:value-type="string" calcext:value-type="string">
            <text:p>Bio Speaker 3</text:p>
          </table:table-cell>
          <table:table-cell table:style-name="ce1" office:value-type="string" calcext:value-type="string">
            <text:p>Job Description Speaker 1</text:p>
          </table:table-cell>
          <table:table-cell table:style-name="ce1" office:value-type="string" calcext:value-type="string">
            <text:p>Job Description Speaker 2</text:p>
          </table:table-cell>
          <table:table-cell table:style-name="ce1" office:value-type="string" calcext:value-type="string">
            <text:p>Job Description Speaker 3</text:p>
          </table:table-cell>
          <table:table-cell table:style-name="ce1" office:value-type="string" calcext:value-type="string">
            <text:p>Day</text:p>
          </table:table-cell>
          <table:table-cell table:style-name="ce1" office:value-type="string" calcext:value-type="string">
            <text:p>Start</text:p>
          </table:table-cell>
          <table:table-cell table:style-name="ce1" office:value-type="string" calcext:value-type="string">
            <text:p>End</text:p>
          </table:table-cell>
          <table:table-cell table:style-name="ce1" office:value-type="string" calcext:value-type="string">
            <text:p>Mail Speaker 1</text:p>
          </table:table-cell>
          <table:table-cell table:style-name="ce1" office:value-type="string" calcext:value-type="string">
            <text:p>Mail Speaker2</text:p>
          </table:table-cell>
          <table:table-cell table:style-name="ce1" office:value-type="string" calcext:value-type="string">
            <text:p>Mail Speaker3</text:p>
          </table:table-cell>
          <table:table-cell table:number-columns-repeated="1006"/>
        </table:table-row>
        <table:table-row table:style-name="ro2">
          <table:table-cell office:value-type="string" calcext:value-type="string">
            <text:p>Caolán McNamara</text:p>
          </table:table-cell>
          <table:table-cell table:number-columns-repeated="2"/>
          <table:table-cell office:value-type="string" calcext:value-type="string">
            <text:p>Development</text:p>
          </table:table-cell>
          <table:table-cell office:value-type="string" calcext:value-type="string">
            <text:p>Red Hat, Inc. an Internal Informal Case Study <text:s/></text:p>
          </table:table-cell>
          <table:table-cell office:value-type="string" calcext:value-type="string">
            <text:p>Red Hat has over 6000 employees. We asked them informally what features they felt LibreOffice lacked most and other annoyances. Here we present some of the results and some of the things we did to address those complaints. Implemented for LibreOffice 4.3 as a result are Print comments in margins, Format all comments, Fit slide to window, Tweaks to the CSV import dialog and Impress slide selection window.</text:p>
          </table:table-cell>
          <table:table-cell office:value-type="string" calcext:value-type="string">
            <text:p>Caolán McNamara is an all-around hero; he has been involved in reverse engineering and writing filters for Microsoft file formats from the very beginning of Free Software support for them. He has contributed extensively to LibreOffice fixing issues from graphics subsystems, through to the Writer core. After working for Sun‘s StarDivision, he now works for RedHat full time leading their LibreOffice team.</text:p>
          </table:table-cell>
          <table:table-cell table:number-columns-repeated="2"/>
          <table:table-cell office:value-type="string" calcext:value-type="string">
            <text:p>Software Engineer at Red Hat, Inc</text:p>
          </table:table-cell>
          <table:table-cell table:number-columns-repeated="2"/>
          <table:table-cell office:value-type="string" calcext:value-type="string">
            <text:p>Wednesday</text:p>
          </table:table-cell>
          <table:table-cell office:value-type="time" office:time-value="PT13H00M00S" calcext:value-type="time">
            <text:p>13:00</text:p>
          </table:table-cell>
          <table:table-cell office:value-type="time" office:time-value="PT13H30M00S" calcext:value-type="time">
            <text:p>13: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
          <table:table-cell office:value-type="string" calcext:value-type="string">
            <text:p>Miklos Vajna</text:p>
          </table:table-cell>
          <table:table-cell table:number-columns-repeated="2"/>
          <table:table-cell office:value-type="string" calcext:value-type="string">
            <text:p>Development</text:p>
          </table:table-cell>
          <table:table-cell office:value-type="string" calcext:value-type="string">
            <text:p>Inconsistencies Fixed in Writer</text:p>
          </table:table-cell>
          <table:table-cell office:value-type="string" calcext:value-type="string">
            <text:p>LibreOffice Writer has a huge amount of features, and sometimes one feature is inconsistent with an other one, or the way a similar feature is implemented in an other application, e.g. in Calc or Impress. <text:s/>The talk will mention how table selection got improved, how the UI now allows you to reject a spelling error, how Writer can now create .dot files and similar improvements. Come and see where we are, what still needs to be done, and how you can help.</text:p>
          </table:table-cell>
          <table:table-cell office:value-type="string" calcext:value-type="string">
            <text:p>Involved with OpenOffice.org since 2006 where I started as a packager for</text:p>
            <text:p>Frugalware Linux. Then I completed two Google Summer of Code projects to</text:p>
            <text:p>improve the RTF import/export filter of Writer. Hacking on LibreOffice Writer</text:p>
            <text:p>for Collabora.</text:p>
          </table:table-cell>
          <table:table-cell table:number-columns-repeated="5"/>
          <table:table-cell office:value-type="string" calcext:value-type="string">
            <text:p>Wednesday</text:p>
          </table:table-cell>
          <table:table-cell office:value-type="time" office:time-value="PT13H30M00S" calcext:value-type="time">
            <text:p>13:30</text:p>
          </table:table-cell>
          <table:table-cell office:value-type="time" office:time-value="PT14H00M00S" calcext:value-type="time">
            <text:p>14: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table-cell office:value-type="string" calcext:value-type="string">
            <text:p>GSoC Students</text:p>
          </table:table-cell>
          <table:table-cell table:number-columns-repeated="2"/>
          <table:table-cell office:value-type="string" calcext:value-type="string">
            <text:p>Development</text:p>
          </table:table-cell>
          <table:table-cell table:number-columns-repeated="8"/>
          <table:table-cell office:value-type="string" calcext:value-type="string">
            <text:p>Wednesday</text:p>
          </table:table-cell>
          <table:table-cell office:value-type="time" office:time-value="PT14H00M00S" calcext:value-type="time">
            <text:p>14:00</text:p>
          </table:table-cell>
          <table:table-cell office:value-type="time" office:time-value="PT14H30M00S" calcext:value-type="time">
            <text:p>14:30</text:p>
          </table:table-cell>
          <table:table-cell table:number-columns-repeated="1009"/>
        </table:table-row>
        <table:table-row table:style-name="ro4">
          <table:table-cell office:value-type="string" calcext:value-type="string">
            <text:p>Kohei Yoshida</text:p>
          </table:table-cell>
          <table:table-cell table:number-columns-repeated="2"/>
          <table:table-cell office:value-type="string" calcext:value-type="string">
            <text:p>Development</text:p>
          </table:table-cell>
          <table:table-cell office:value-type="string" calcext:value-type="string">
            <text:p>Life after Calc Core Change</text:p>
          </table:table-cell>
          <table:table-cell office:value-type="string" calcext:value-type="string">
            <text:p>4.2 releases were perhaps most memorable in my whole LibreOffice history.  I will discuss how that experience went; what I expected, and</text:p>
            <text:p>how it went for real, and how that will lead to the upcoming release of 4.3 series.</text:p>
          </table:table-cell>
          <table:table-cell office:value-type="string" calcext:value-type="string">
            <text:p>Principal software engineer at Collabora Productivity, and LibreOffice hacker with emphasis on Calc.</text:p>
          </table:table-cell>
          <table:table-cell table:number-columns-repeated="2"/>
          <table:table-cell table:style-name="ce20" office:value-type="string" calcext:value-type="string">
            <text:p>Software engineer at Collabora</text:p>
          </table:table-cell>
          <table:table-cell table:style-name="ce20" table:number-columns-repeated="2"/>
          <table:table-cell office:value-type="string" calcext:value-type="string">
            <text:p>Wednesday</text:p>
          </table:table-cell>
          <table:table-cell office:value-type="time" office:time-value="PT14H30M00S" calcext:value-type="time">
            <text:p>14:30</text:p>
          </table:table-cell>
          <table:table-cell office:value-type="time" office:time-value="PT15H00M00S" calcext:value-type="time">
            <text:p>15: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5">
          <table:table-cell office:value-type="string" calcext:value-type="string">
            <text:p>Tor Lillqvist</text:p>
          </table:table-cell>
          <table:table-cell table:number-columns-repeated="2"/>
          <table:table-cell office:value-type="string" calcext:value-type="string">
            <text:p>Development</text:p>
          </table:table-cell>
          <table:table-cell office:value-type="string" calcext:value-type="string">
            <text:p>Squashing the Beast into 60 MB Cage</text:p>
          </table:table-cell>
          <table:table-cell office:value-type="string" calcext:value-type="string">
            <text:p>If you read the instructions for submitting apps to the iOS App Store very carefully, you will find it mentioned that the executable in an app must be less than 60 MB in size. (The size limit of other files included in the app is so high, if there even is one, that it is not likely to be a problem. But note that all executable code must be in</text:p>
            <text:p>the single executable. No dynamic libraries are allowed.)</text:p>
            <text:p/>
            <text:p>This restriction is very easy to miss. It poses a problem for meaningful apps that use LibreOffice code to load, display, and perhaps modify and save documents. Not because such an app would necessarily actually invoke anything close to even 50 MB of code from LibreOffice, but because of the large amounts of code and data that gets linked in anyway.</text:p>
            <text:p/>
            <text:p>This talk describes some of the more or less extreme measures introduced when that restriction was noticed, in order to get below the limit.</text:p>
            <text:p/>
          </table:table-cell>
          <table:table-cell office:value-type="string" calcext:value-type="string">
            <text:p>Tor Lillqvist is a cheerful old chap who works on LibreOffice for Collabora Productivity. He lives in Helsinki with his wife, daughter and dog and is an atheist. He enjoys the occasional craft beer and loves Swiss trains and chocolate.</text:p>
          </table:table-cell>
          <table:table-cell table:number-columns-repeated="2"/>
          <table:table-cell table:style-name="ce20" office:value-type="string" calcext:value-type="string">
            <text:p>Software engineer at Collabora</text:p>
          </table:table-cell>
          <table:table-cell table:style-name="ce20" table:number-columns-repeated="2"/>
          <table:table-cell office:value-type="string" calcext:value-type="string">
            <text:p>Wednesday</text:p>
          </table:table-cell>
          <table:table-cell office:value-type="time" office:time-value="PT16H00M00S" calcext:value-type="time">
            <text:p>16:00</text:p>
          </table:table-cell>
          <table:table-cell office:value-type="time" office:time-value="PT16H30M00S" calcext:value-type="time">
            <text:p>16: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6">
          <table:table-cell office:value-type="string" calcext:value-type="string">
            <text:p>Bjoern Michaelsen</text:p>
          </table:table-cell>
          <table:table-cell office:value-type="string" calcext:value-type="string">
            <text:p>Markus Mohrhard</text:p>
          </table:table-cell>
          <table:table-cell/>
          <table:table-cell office:value-type="string" calcext:value-type="string">
            <text:p>Development</text:p>
          </table:table-cell>
          <table:table-cell office:value-type="string" calcext:value-type="string">
            <text:p>Unittest and CI Roundtable</text:p>
          </table:table-cell>
          <table:table-cell office:value-type="string" calcext:value-type="string">
            <text:p>Roundtable on unittests, continous integration and test-driven development. What tools do we have right now (testsuites, tinderboxes, code analysis, gerrit, etc.), which tools do we need? How do we foster a culture of tests on this legacy codebase? This session invites all contributors to brainstorm on these questions.</text:p>
          </table:table-cell>
          <table:table-cell office:value-type="string" calcext:value-type="string">
            <text:p>Bjoern Michaelsen is a currently employed by Canoncial Ltd. and is responsible for the packaging for LibreOffice on Ubuntu. He joined the company and LibreOffice development in February 2011, coming from Oracle (and before that Sun), where he was working on the same codebase for a few years in the Writer/Framework area. Even since long before that he is an open source enthusiast and did start with minor contributions to a range of open source projects.</text:p>
          </table:table-cell>
          <table:table-cell office:value-type="string" calcext:value-type="string">
            <text:p>Markus is a Libreoffice hacker working mostly on Calc and charts. When he is not hacking calc he is implementing new, crazy testing ideas for the Libreoffice project. Apart from his work on Libreoffice he maintains the Libreoffice cppunit version and works from time to time on orcus, ixion and mdds.</text:p>
            <text:p/>
            <text:p>Outside of the FOSS world he is in his last year studying mathematics at a university.</text:p>
          </table:table-cell>
          <table:table-cell table:number-columns-repeated="4"/>
          <table:table-cell office:value-type="string" calcext:value-type="string">
            <text:p>Wednesday</text:p>
          </table:table-cell>
          <table:table-cell office:value-type="time" office:time-value="PT16H30M00S" calcext:value-type="time">
            <text:p>16:30</text:p>
          </table:table-cell>
          <table:table-cell office:value-type="time" office:time-value="PT17H30M00S" calcext:value-type="time">
            <text:p>17: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7">
          <table:table-cell office:value-type="string" calcext:value-type="string">
            <text:p>Tamas Zolnai</text:p>
          </table:table-cell>
          <table:table-cell table:number-columns-repeated="2"/>
          <table:table-cell office:value-type="string" calcext:value-type="string">
            <text:p>Development</text:p>
          </table:table-cell>
          <table:table-cell office:value-type="string" calcext:value-type="string">
            <text:p>3D Models in Impress</text:p>
          </table:table-cell>
          <table:table-cell office:value-type="string" calcext:value-type="string">
            <text:p>An overview of the new 3D model support in Impress. LibreOffice uses more and more OpenGL solution behind the user interface, but now it appears for the users in a direct way. With the new 3D model support we can display any 3D scene in our slideshow. In this talk I will demonstrate how these models look like on the slides and on what ways can we play with them during our presentation.</text:p>
          </table:table-cell>
          <table:table-cell office:value-type="string" calcext:value-type="string">
            <text:p>I'm a young man from Hungary who just finished his computer science studies in this year and continues programming inside Collabora Productivity. I use and develop LibreOffice for about two years. I've done more small things on different segments of the office suite. I improved localization infrastructure with killing SDF file format, implemented character border in Writer as a GSoC 2013 project and now working on integration of 3D model support into Impress.</text:p>
          </table:table-cell>
          <table:table-cell table:number-columns-repeated="5"/>
          <table:table-cell office:value-type="string" calcext:value-type="string">
            <text:p>Wednesday</text:p>
          </table:table-cell>
          <table:table-cell office:value-type="time" office:time-value="PT17H30M00S" calcext:value-type="time">
            <text:p>17:30</text:p>
          </table:table-cell>
          <table:table-cell office:value-type="time" office:time-value="PT18H00M00S" calcext:value-type="time">
            <text:p>18: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number-rows-repeated="2">
          <table:table-cell table:number-columns-repeated="1024"/>
        </table:table-row>
        <table:table-row table:style-name="ro8">
          <table:table-cell office:value-type="string" calcext:value-type="string">
            <text:p>Lubos Lunak</text:p>
          </table:table-cell>
          <table:table-cell table:number-columns-repeated="2"/>
          <table:table-cell office:value-type="string" calcext:value-type="string">
            <text:p>Development</text:p>
          </table:table-cell>
          <table:table-cell office:value-type="string" calcext:value-type="string">
            <text:p>LibreOffice Building Tips and Tricks</text:p>
          </table:table-cell>
          <table:table-cell table:style-name="ce8" office:value-type="string" calcext:value-type="string">
            <text:p>LibreOffice is a large codebase and building it takes a lot of build time and disk space. This talk will present some tools and ways that can help reduce them (ccache, icecream, split debug info and others).</text:p>
          </table:table-cell>
          <table:table-cell table:style-name="ce8" office:value-type="string" calcext:value-type="string">
            <text:p>Luboš Luňák is a LibreOffice developer currently working for Collabora Productivity, focusing mainly on Writer and its MSOffice import/export filters.</text:p>
          </table:table-cell>
          <table:table-cell table:style-name="ce12" table:number-columns-repeated="2"/>
          <table:table-cell table:number-columns-repeated="3"/>
          <table:table-cell office:value-type="string" calcext:value-type="string">
            <text:p>Thursday</text:p>
          </table:table-cell>
          <table:table-cell office:value-type="time" office:time-value="PT09H00M00S" calcext:value-type="time">
            <text:p>09:00</text:p>
          </table:table-cell>
          <table:table-cell office:value-type="time" office:time-value="PT09H30M00S" calcext:value-type="time">
            <text:p>09: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
          <table:table-cell office:value-type="string" calcext:value-type="string">
            <text:p>Michael Meeks</text:p>
          </table:table-cell>
          <table:table-cell table:number-columns-repeated="2"/>
          <table:table-cell office:value-type="string" calcext:value-type="string">
            <text:p>Development</text:p>
          </table:table-cell>
          <table:table-cell office:value-type="string" calcext:value-type="string">
            <text:p>Getting into the Code for Beginners</text:p>
          </table:table-cell>
          <table:table-cell table:style-name="ce9" office:value-type="string" calcext:value-type="string">
            <text:p>How to become a key LibreOffice contributor. We will look at some easy hacks: some examples of getting started in the LibreOffice project. We have a ton of entry level tasks, all of them useful that we‘d love to get people involved with. We also have some more juicy, but still really useful things we need to get done too. Come and find some place to start hacking on the project that suits you and your skills, and help us drive the project forward.</text:p>
          </table:table-cell>
          <table:table-cell table:style-name="ce13" office:value-type="string" calcext:value-type="string">
            <text:p>Unfortunately we do not yet have a bio of this speaker. We'll soon update this.</text:p>
          </table:table-cell>
          <table:table-cell table:number-columns-repeated="5"/>
          <table:table-cell office:value-type="string" calcext:value-type="string">
            <text:p>Thursday</text:p>
          </table:table-cell>
          <table:table-cell office:value-type="time" office:time-value="PT09H30M00S" calcext:value-type="time">
            <text:p>09:30</text:p>
          </table:table-cell>
          <table:table-cell office:value-type="time" office:time-value="PT10H00M00S" calcext:value-type="time">
            <text:p>10: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9">
          <table:table-cell office:value-type="string" calcext:value-type="string">
            <text:p>Jan Holesovsky</text:p>
          </table:table-cell>
          <table:table-cell table:number-columns-repeated="2"/>
          <table:table-cell office:value-type="string" calcext:value-type="string">
            <text:p>Development</text:p>
          </table:table-cell>
          <table:table-cell office:value-type="string" calcext:value-type="string">
            <text:p>drawinglayer : What Should You Know about It</text:p>
          </table:table-cell>
          <table:table-cell office:value-type="string" calcext:value-type="string">
            <text:p>I am not the author of drawinglayer - and it appals me how on one hand the drawinglayer became a core technology of LibreOffice, and on the other, how little information about it is available, understandable, and shared inside our community.</text:p>
            <text:p/>
            <text:p>This talk will summarize my experience with drawinglayer, and will attempt to break down the drawinglayer complexities into smaller pieces that can be useful for every LibreOffice developer.</text:p>
          </table:table-cell>
          <table:table-cell office:value-type="string" calcext:value-type="string">
            <text:p>Jan / Kendy is with LibreOffice since the very first day, but his knowledge of our codebase goes back to 2003 when he joined OpenOffice.org.  He started developing office software even earlier, in 1998-9 he programmed the drawing part of KTTV, a Linux word processor and vector drawing program for lecture notes.  Over the years, he has contributed to many areas, including the KDE integration, x86-64 porting, build/SCM related problems, DOCX export, and user interface in general.  Kendy proudly works for Collabora Productivity.</text:p>
            <text:p/>
          </table:table-cell>
          <table:table-cell table:number-columns-repeated="5"/>
          <table:table-cell office:value-type="string" calcext:value-type="string">
            <text:p>Thursday</text:p>
          </table:table-cell>
          <table:table-cell office:value-type="time" office:time-value="PT10H00M00S" calcext:value-type="time">
            <text:p>10:00</text:p>
          </table:table-cell>
          <table:table-cell office:value-type="time" office:time-value="PT10H30M00S" calcext:value-type="time">
            <text:p>10: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0">
          <table:table-cell office:value-type="string" calcext:value-type="string">
            <text:p>Tomaz Vajngerl</text:p>
          </table:table-cell>
          <table:table-cell table:number-columns-repeated="2"/>
          <table:table-cell office:value-type="string" calcext:value-type="string">
            <text:p>Development</text:p>
          </table:table-cell>
          <table:table-cell office:value-type="string" calcext:value-type="string">
            <text:p>Techniques Used for Testing of HTML, SVG, WMF/EMF Formats</text:p>
          </table:table-cell>
          <table:table-cell office:value-type="string" calcext:value-type="string">
            <text:p>In LibreOffice we extensively test ODF and OOXML formats (import, export and round-trip). Other formats, especially common vector graphic formats, aren't tested as much as they could be. We need to improve that.</text:p>
          </table:table-cell>
          <table:table-cell office:value-type="string" calcext:value-type="string">
            <text:p>Software engineer from Maribor, Slovenia. Worked in insurance software field for 7 years. Gained experience in information system, software design and XP methodologies. Since 2012 worked on LibreOffice as volunteer and now working for Collabora Productivity.</text:p>
          </table:table-cell>
          <table:table-cell table:number-columns-repeated="5"/>
          <table:table-cell office:value-type="string" calcext:value-type="string">
            <text:p>Thursday</text:p>
          </table:table-cell>
          <table:table-cell office:value-type="time" office:time-value="PT10H30M00S" calcext:value-type="time">
            <text:p>10:30</text:p>
          </table:table-cell>
          <table:table-cell office:value-type="time" office:time-value="PT11H00M00S" calcext:value-type="time">
            <text:p>11: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0">
          <table:table-cell office:value-type="string" calcext:value-type="string">
            <text:p>Michael Stahl</text:p>
          </table:table-cell>
          <table:table-cell table:number-columns-repeated="2"/>
          <table:table-cell office:value-type="string" calcext:value-type="string">
            <text:p>Development</text:p>
          </table:table-cell>
          <table:table-cell office:value-type="string" calcext:value-type="string">
            <text:p>A Threading Starl</text:p>
          </table:table-cell>
          <table:table-cell office:value-type="string" calcext:value-type="string">
            <text:p>As anybody who uses remote UNO connections is aware, the legacy code-base of LibreOffice is riddled with subtle concurrency bugs. This talk is an airing of grievances and investigation into the nature of the problem, with the aim of providing an estimate as to how doomed we are, exactly.</text:p>
          </table:table-cell>
          <table:table-cell office:value-type="string" calcext:value-type="string">
            <text:p>Michael Stahl joined the Sun Hamburg OpenOffice.org Writer team in 2007, and struggling with various parts of OOo since then; nowadays continuing the work of cleaning up messes in LibreOffice, employed by Red Hat, Inc.</text:p>
            <text:p/>
          </table:table-cell>
          <table:table-cell table:number-columns-repeated="5"/>
          <table:table-cell office:value-type="string" calcext:value-type="string">
            <text:p>Thursday</text:p>
          </table:table-cell>
          <table:table-cell office:value-type="time" office:time-value="PT11H00M00S" calcext:value-type="time">
            <text:p>11:00</text:p>
          </table:table-cell>
          <table:table-cell office:value-type="time" office:time-value="PT11H30M00S" calcext:value-type="time">
            <text:p>11: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7">
          <table:table-cell office:value-type="string" calcext:value-type="string">
            <text:p>Fridrich Strba</text:p>
          </table:table-cell>
          <table:table-cell office:value-type="string" calcext:value-type="string">
            <text:p>David Tardon</text:p>
          </table:table-cell>
          <table:table-cell/>
          <table:table-cell office:value-type="string" calcext:value-type="string">
            <text:p>Development</text:p>
          </table:table-cell>
          <table:table-cell office:value-type="string" calcext:value-type="string">
            <text:p>Writing Import Filters for LibreOffice</text:p>
          </table:table-cell>
          <table:table-cell office:value-type="string" calcext:value-type="string">
            <text:p>LibreOffice is known as a Swiss Army knife of file formats. This is mainly du to the impressive number of import filters integrated since the project was born. This hands-on will give a quick overview about different frameworks that can be used by import filters within LibreOffice. It will also guide the audience through an implementation of a dummy file-format importer using the librevenge framework. The result of this workshop will be a skeleton library that can be used to write an import filter for your preferred file-format.</text:p>
          </table:table-cell>
          <table:table-cell office:value-type="string" calcext:value-type="string">
            <text:p>Software engineer at SUSE, working on SUSE Linux Enterprise. Christian, married with Susan and having 3 wonderful children, Patrick, Miriam and Nathanael. Has been involved with LibreOffice since its birt and with OpenOffice.org before. Former Chair of the TDF Membership Committee and currently Member of its Board of Directors. Co-founder of the Document Liberation Project and author or co-author of several import filters for LibreOffice.</text:p>
          </table:table-cell>
          <table:table-cell office:value-type="string" calcext:value-type="string">
            <text:p>Sofware engineer at Red Hat for 6 years, working first on OpenOffice.org, then on LibreOffice after it's creation. author of or contributor to several import filter libraries. Co-founder of the Document Liberation Project. Fedora maintainer of LibreOffice and many related libraries.</text:p>
          </table:table-cell>
          <table:table-cell table:number-columns-repeated="4"/>
          <table:table-cell office:value-type="string" calcext:value-type="string">
            <text:p>Thursday</text:p>
          </table:table-cell>
          <table:table-cell office:value-type="time" office:time-value="PT11H30M00S" calcext:value-type="time">
            <text:p>11:30</text:p>
          </table:table-cell>
          <table:table-cell office:value-type="time" office:time-value="PT12H00M00S" calcext:value-type="time">
            <text:p>12: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1">
          <table:table-cell office:value-type="string" calcext:value-type="string">
            <text:p>Adam Fyne</text:p>
          </table:table-cell>
          <table:table-cell table:number-columns-repeated="2"/>
          <table:table-cell office:value-type="string" calcext:value-type="string">
            <text:p>Development</text:p>
          </table:table-cell>
          <table:table-cell office:value-type="string" calcext:value-type="string">
            <text:p>OOXML DOCX Interoperability Status</text:p>
          </table:table-cell>
          <table:table-cell office:value-type="string" calcext:value-type="string">
            <text:p>When working together on documents, users tend to choose to work with the same tool that their colleagues use so as to be compatible and avoid format conversion. This helps traditional leading office tools like Microsoft Office to create stickiness and attract all the users to their dominating file format. To disrupt this cycle it is not enough to allow importing of formats like OOXML into LibreOffice. Only by making LibreOffice truly compatible with Microsoft Office OOXML format, will we allow users to work with LibreOffice without having to be concerned about the office tools chose by their colleagues.</text:p>
            <text:p/>
            <text:p>In the past year, CloudOn has invested tremendous resources to improve the way LibreOffice imports and export DOCX documents. In this talk we are going to discuss the work that CloudOn, alongside Collabora, Igalia &amp; Synerzip have put into LibreOffice Writer in the past year to support OOXML better, different mechanisms which have been introduced into Writer to allow for better preservation of objects &amp; methods to test thousands of files. In addition, a comparison which has been done between LibreOffice and GoogleDocs will be presented.</text:p>
            <text:p/>
            <text:p>Topics of Discussion</text:p>
            <text:p>* What is DOCX? What is Interoperability?</text:p>
            <text:p>* 4 Layers of interoperability (Corrupt, Preserve, Render, Manipulate)</text:p>
            <text:p>* DOCX Preservation</text:p>
            <text:p>** What is supported?</text:p>
            <text:p>** InteropGrabBag</text:p>
            <text:p>* Interoperability Matrix - LibreOffice vs Google-Docs</text:p>
            <text:p>* Statistics &amp; Examples for Fixed Cases (September 2013 vs September 2014)</text:p>
            <text:p>** Corrupt</text:p>
            <text:p>** Crash</text:p>
            <text:p>** Preservation - Data Loss</text:p>
            <text:p>** Preservation - Style Loss</text:p>
            <text:p>* Observations from CloudOn's iOS App BETA</text:p>
          </table:table-cell>
          <table:table-cell table:style-name="ce14" office:value-type="string" calcext:value-type="string">
            <text:p>Unfortunately we do not yet have a bio of this speaker. We'll soon update this.</text:p>
          </table:table-cell>
          <table:table-cell table:number-columns-repeated="5"/>
          <table:table-cell office:value-type="string" calcext:value-type="string">
            <text:p>Thursday</text:p>
          </table:table-cell>
          <table:table-cell office:value-type="time" office:time-value="PT13H00M00S" calcext:value-type="time">
            <text:p>13:00</text:p>
          </table:table-cell>
          <table:table-cell office:value-type="time" office:time-value="PT14H00M00S" calcext:value-type="time">
            <text:p>14: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0">
          <table:table-cell office:value-type="string" calcext:value-type="string">
            <text:p>Michael Meeks</text:p>
          </table:table-cell>
          <table:table-cell table:number-columns-repeated="2"/>
          <table:table-cell office:value-type="string" calcext:value-type="string">
            <text:p>Development</text:p>
          </table:table-cell>
          <table:table-cell office:value-type="string" calcext:value-type="string">
            <text:p>Thoughts on Future Core Design BOF</text:p>
          </table:table-cell>
          <table:table-cell office:value-type="string" calcext:value-type="string">
            <text:p>A BOF on design / direction / re-factoring issues facing the code-base as we move forward; will present the status of various re-factoring efforts, and highlight several more important areas of work. From code re-use, to OpenGL rendering, from VCL fixing, to improved lifecycle.</text:p>
          </table:table-cell>
          <table:table-cell table:style-name="ce15" office:value-type="string" calcext:value-type="string">
            <text:p>Unfortunately we do not yet have a bio of this speaker. We'll soon update this.</text:p>
          </table:table-cell>
          <table:table-cell table:number-columns-repeated="5"/>
          <table:table-cell office:value-type="string" calcext:value-type="string">
            <text:p>Thursday</text:p>
          </table:table-cell>
          <table:table-cell office:value-type="time" office:time-value="PT14H00M00S" calcext:value-type="time">
            <text:p>14:00</text:p>
          </table:table-cell>
          <table:table-cell office:value-type="time" office:time-value="PT15H00M00S" calcext:value-type="time">
            <text:p>15: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2">
          <table:table-cell office:value-type="string" calcext:value-type="string">
            <text:p>Tomaž Vajngerl</text:p>
          </table:table-cell>
          <table:table-cell office:value-type="string" calcext:value-type="string">
            <text:p>Tor Lillqvist</text:p>
          </table:table-cell>
          <table:table-cell/>
          <table:table-cell office:value-type="string" calcext:value-type="string">
            <text:p>Development</text:p>
          </table:table-cell>
          <table:table-cell office:value-type="string" calcext:value-type="string">
            <text:p>LibreOffice on Android</text:p>
          </table:table-cell>
          <table:table-cell office:value-type="string" calcext:value-type="string">
            <text:p>Handling a mobile application is quite different from a user's perspective than a desktop application. LibreOffice being a desktop application did not have the infrastructure not the user experience that is expected from a mobile application. This talk presents the making of LibreOffice on Android which is an attempt of a LibreOffice mobile application.</text:p>
            <text:p/>
            <text:p>In the first part of the talk we will present the lower-level work: adapting LibreOffice to Android platform and interfacing with an Android Java application. The second part is about the higher-level work: creating "LibreOffice on Android" application based on Mozilla Fennec code.</text:p>
          </table:table-cell>
          <table:table-cell table:style-name="ce16" office:value-type="string" calcext:value-type="string">
            <text:p>Software engineer from Maribor, Slovenia. Worked in insurance software field for 7 years. Gained experience in information system, software design and XP methodologies. Since 2012 worked on LibreOffice as volunteer and now working for Collabora Productivity.</text:p>
          </table:table-cell>
          <table:table-cell office:value-type="string" calcext:value-type="string">
            <text:p>Tor Lillqvist is a cheerful old chap who works on LibreOffice for Collabora Productivity. He lives in Helsinki with his wife, daughter and dog and is an atheist. He enjoys the occasional craft beer and loves Swiss trains and chocolate.</text:p>
          </table:table-cell>
          <table:table-cell table:number-columns-repeated="4"/>
          <table:table-cell office:value-type="string" calcext:value-type="string">
            <text:p>Thursday</text:p>
          </table:table-cell>
          <table:table-cell office:value-type="time" office:time-value="PT15H00M00S" calcext:value-type="time">
            <text:p>15:00</text:p>
          </table:table-cell>
          <table:table-cell office:value-type="time" office:time-value="PT15H30M00S" calcext:value-type="time">
            <text:p>15: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9">
          <table:table-cell office:value-type="string" calcext:value-type="string">
            <text:p>Markus Mohrhard</text:p>
          </table:table-cell>
          <table:table-cell table:number-columns-repeated="2"/>
          <table:table-cell office:value-type="string" calcext:value-type="string">
            <text:p>Development</text:p>
          </table:table-cell>
          <table:table-cell office:value-type="string" calcext:value-type="string">
            <text:p>OpenGL in LibreOffice</text:p>
          </table:table-cell>
          <table:table-cell office:value-type="string" calcext:value-type="string">
            <text:p>In this talk we will discuss how to use OpenGL in Libreoffice. Historically OpenGL was a build requirement that made it difficult to distribute features based on OpenGL. With some of the new development and support for OpenGL in vcl it is easier than ever.</text:p>
            <text:p/>
            <text:p>The talk will detail how to use OpenGL and how to use the modern OpenGL support based on shaders and OpenGL 2.0+.</text:p>
          </table:table-cell>
          <table:table-cell office:value-type="string" calcext:value-type="string">
            <text:p>Markus is a Libreoffice hacker working mostly on Calc and charts. When he is not hacking calc he is implementing new, crazy testing ideas for the Libreoffice project. Apart from his work on Libreoffice he maintains the Libreoffice cppunit version and works from time to time on orcus, ixion and mdds.</text:p>
            <text:p/>
            <text:p>Outside of the FOSS world he is in his last year studying mathematics at a university.</text:p>
          </table:table-cell>
          <table:table-cell table:number-columns-repeated="5"/>
          <table:table-cell office:value-type="string" calcext:value-type="string">
            <text:p>Thursday</text:p>
          </table:table-cell>
          <table:table-cell office:value-type="time" office:time-value="PT16H00M00S" calcext:value-type="time">
            <text:p>16:00</text:p>
          </table:table-cell>
          <table:table-cell office:value-type="time" office:time-value="PT16H30M00S" calcext:value-type="time">
            <text:p>16: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table-cell office:value-type="string" calcext:value-type="string">
            <text:p>Various</text:p>
          </table:table-cell>
          <table:table-cell table:number-columns-repeated="2"/>
          <table:table-cell office:value-type="string" calcext:value-type="string">
            <text:p>Development</text:p>
          </table:table-cell>
          <table:table-cell office:value-type="string" calcext:value-type="string">
            <text:p>Lightning Talks 1</text:p>
          </table:table-cell>
          <table:table-cell table:number-columns-repeated="7"/>
          <table:table-cell office:value-type="string" calcext:value-type="string">
            <text:p>Thursday</text:p>
          </table:table-cell>
          <table:table-cell office:value-type="time" office:time-value="PT16H30M00S" calcext:value-type="time">
            <text:p>16:30</text:p>
          </table:table-cell>
          <table:table-cell office:value-type="time" office:time-value="PT17H30M00S" calcext:value-type="time">
            <text:p>17:30</text:p>
          </table:table-cell>
          <table:table-cell table:number-columns-repeated="1009"/>
        </table:table-row>
        <table:table-row table:style-name="ro4">
          <table:table-cell office:value-type="string" calcext:value-type="string">
            <text:p>Eilidh McAdam</text:p>
          </table:table-cell>
          <table:table-cell table:number-columns-repeated="2"/>
          <table:table-cell office:value-type="string" calcext:value-type="string">
            <text:p>Development</text:p>
          </table:table-cell>
          <table:table-cell office:value-type="string" calcext:value-type="string">
            <text:p>Mail Merge Internals</text:p>
          </table:table-cell>
          <table:table-cell office:value-type="string" calcext:value-type="string">
            <text:p>Mail merge is most often required by organisations such as government bodies and businesses. As a consequence, it hasn't had a lot of attention compared to issues faced by individual users. I'd like to talk about how it works in LibreOffice, the problems faced by users and recent improvements made to the feature.</text:p>
          </table:table-cell>
          <table:table-cell office:value-type="string" calcext:value-type="string">
            <text:p>I am a Scottish open source developer. I work for open source consultancy Itomig, where I focus on improvements to LibreOffice.</text:p>
          </table:table-cell>
          <table:table-cell table:number-columns-repeated="5"/>
          <table:table-cell office:value-type="string" calcext:value-type="string">
            <text:p>Thursday</text:p>
          </table:table-cell>
          <table:table-cell office:value-type="time" office:time-value="PT17H30M00S" calcext:value-type="time">
            <text:p>17:30</text:p>
          </table:table-cell>
          <table:table-cell office:value-type="time" office:time-value="PT18H00M00S" calcext:value-type="time">
            <text:p>18: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number-rows-repeated="2">
          <table:table-cell table:number-columns-repeated="1024"/>
        </table:table-row>
        <table:table-row table:style-name="ro13">
          <table:table-cell office:value-type="string" calcext:value-type="string">
            <text:p>Shachar Binyamin</text:p>
          </table:table-cell>
          <table:table-cell table:number-columns-repeated="2"/>
          <table:table-cell office:value-type="string" calcext:value-type="string">
            <text:p>Development</text:p>
          </table:table-cell>
          <table:table-cell office:value-type="string" calcext:value-type="string">
            <text:p>It's Magic. It's Mobile.</text:p>
          </table:table-cell>
          <table:table-cell office:value-type="string" calcext:value-type="string">
            <text:p>For CloudOn, this is the story of the ultimate document creation experience for mobile. You know that annoying problem of not being able to use your fingers to manipulate and create rich content in documents? You know that frustration you feel when you have extremely limited space to read and review documents on tablets and phones? You know the problem of accessing, editing and sharing documents on mobile? Well, we feel the pain from these problems as do our users. We took on the challenge of solving these problems and we believe we have created a tool that is magic, fast and fun.</text:p>
            <text:p/>
            <text:p>Shachar will talk about how CloudOn defined, designed and developed a successful application that users care about on the Libre Office core.</text:p>
            <text:p/>
            <text:p>Topics that Shachar will cover:</text:p>
            <text:p>* Difficulty of building the toolbar</text:p>
            <text:p>* Creating beautiful styles</text:p>
            <text:p>* Using gestures for easier input and productivity</text:p>
            <text:p>* Determining how to build a minimal rich experience that meets our user needs</text:p>
            <text:p>* Transitioning from Microsoft Office as the basis of the CloudOn app to the Libre Office core</text:p>
          </table:table-cell>
          <table:table-cell office:value-type="string" calcext:value-type="string">
            <text:p>Product Manager at CloudOn with eng background and a attention to UX, working in CloudOn from its early days. Responsible of the Mobile content authoring tool and leading the transition plan from Microsoft Office to Libra Office.</text:p>
          </table:table-cell>
          <table:table-cell table:number-columns-repeated="5"/>
          <table:table-cell office:value-type="string" calcext:value-type="string">
            <text:p>Friday</text:p>
          </table:table-cell>
          <table:table-cell office:value-type="time" office:time-value="PT09H00M00S" calcext:value-type="time">
            <text:p>09:00</text:p>
          </table:table-cell>
          <table:table-cell office:value-type="time" office:time-value="PT10H00M00S" calcext:value-type="time">
            <text:p>10: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4">
          <table:table-cell office:value-type="string" calcext:value-type="string">
            <text:p>Ptyl Dragon</text:p>
          </table:table-cell>
          <table:table-cell table:number-columns-repeated="2"/>
          <table:table-cell office:value-type="string" calcext:value-type="string">
            <text:p>Development</text:p>
          </table:table-cell>
          <table:table-cell office:value-type="string" calcext:value-type="string">
            <text:p>LibreOffice Architecture for iOS Document Editor</text:p>
          </table:table-cell>
          <table:table-cell office:value-type="string" calcext:value-type="string">
            <text:p>The talk would discuss CloudOn's effort over the last year, to use libreoffice, so to power a full touch office experience for mobile devices. Talk would focus on writer and iOS, with respect to the following:</text:p>
            <text:p/>
            <text:p> *  In document navigation - tiled rendering - adaptation of the desktop canvas and behavior, so to be compatible with native touch technologies (e.g CATiledLayer), allowing easy leveraging of the device's GPU, resulting with a seamless integration of LibreOffice into native look and feel</text:p>
            <text:p>* Rendering performance - integration of Apple's native rendering libraries, core graphics and core text, into VCL's rendering mechanism, while minimizing rendered areas to "dirty" rects only</text:p>
            <text:p>* Document selection - tunneling the rects of the selection overlay, so to be rendered using device's native frameworks (again, leveraging the GPU, while still using relatively high level API), providing the fast response and slickness users expect from touch applications.</text:p>
            <text:p>* Editing functionality - adapting the APIs provided by LibreOffice desktop (e.g. UNO, and the SW module), so to be usable with the touch adapted document selection mechanism.</text:p>
            <text:p>* Threading - Decoupling the iOS views from the LibreOffice DOM, while combining native iOS dispatch queues, LibreOffice's event loop and mutexes, so to ensure consistency between rendering and editing functionality, without sacrificing the smoothness of touch experience (e.g. auto saving)</text:p>
            <text:p>* Conforming to apple's 60 MB binary size restriction (mandatory for app store approval), by externalizing data out of the code, and into loaded data resources, removing LibreOffice libraries unnecessary for the iOS app, trimming linkage of factories and factory branches, compilation flags, reducing the usage of templates (e.g STL and boost containers), etc</text:p>
            <text:p>* Touch device memory restrictions - integrating a node count limit, and free memory limit to the XStatusIndicator mechanism, allowing to abort opening documents, preventing memory outages and crashes</text:p>
            <text:p>* Daily build combined with high level iOS unit testing - ensuring product stability, ability to safely add new features, and robustness while still merging with code from the master branch, rather than official stable LibreOffice releases, allowing an agile development process</text:p>
          </table:table-cell>
          <table:table-cell office:value-type="string" calcext:value-type="string">
            <text:p>I am a software engineer at CloudOn, and over the last year, I have been leading our growing team of software engineers, working on a the bridging layer, providing LibreOffice functionality to our iOS mobile app (based on the work Tor began). I would like to have the opportunity to represent CloudOn, and talk about the work we have done over the last year, with respect to LibreOffice on iOS.</text:p>
          </table:table-cell>
          <table:table-cell table:number-columns-repeated="5"/>
          <table:table-cell office:value-type="string" calcext:value-type="string">
            <text:p>Friday</text:p>
          </table:table-cell>
          <table:table-cell office:value-type="time" office:time-value="PT10H00M00S" calcext:value-type="time">
            <text:p>10:00</text:p>
          </table:table-cell>
          <table:table-cell office:value-type="time" office:time-value="PT11H00M00S" calcext:value-type="time">
            <text:p>11: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5">
          <table:table-cell office:value-type="string" calcext:value-type="string">
            <text:p>Sushil Shinde</text:p>
          </table:table-cell>
          <table:table-cell table:number-columns-repeated="2"/>
          <table:table-cell office:value-type="string" calcext:value-type="string">
            <text:p>Development</text:p>
          </table:table-cell>
          <table:table-cell office:value-type="string" calcext:value-type="string">
            <text:p>Easy Hacks to Improve OOXML Writer Interoperability</text:p>
          </table:table-cell>
          <table:table-cell office:value-type="string" calcext:value-type="string">
            <text:p>OOXML is a widely used file format. Many people, organizations, schools etc. use OOXML file formats. Currently Libreoffice supports OOXML file formats. But there are many open bugs for writer OOXML interoperability. Many features are either not supported or not handled properly. We can fix them by studying XML values from docx files. Currently many files gets crashed while opening on LO and if LO opens them properly then it corrupts some files while saving. I will cover some best practices to improve interoperability. I will also showcase improvements in features which are widely used.</text:p>
            <text:p/>
            <text:p>Topics will be covered in presentation.</text:p>
            <text:p/>
            <text:p>1. Interoperability improvements in widely used features.</text:p>
            <text:p>2. XML comparisons to find root cause and fix issues.</text:p>
            <text:p>3. Simple code hacks.</text:p>
            <text:p>4. Crash and corruptions due to libreoffice code.</text:p>
            <text:p>5. Patterns of crash and corruption.</text:p>
            <text:p>6. Some best available tools for finding root cause.</text:p>
          </table:table-cell>
          <table:table-cell office:value-type="string" calcext:value-type="string">
            <text:p>I have about 3 years of experience in OOXML format. I have been working on LibreOffice since last 8 months. I have contributed in 3 areas of Libreoffice viz. Development, Testing and Documentation. About 23 commits of mine have been merged to LO master. I have logged several bugs on libreoffice bugzilla.</text:p>
          </table:table-cell>
          <table:table-cell table:number-columns-repeated="2"/>
          <table:table-cell office:value-type="string" calcext:value-type="string">
            <text:p>Sr. Software Engineer, Synerzip Softech Pvt Ltd</text:p>
          </table:table-cell>
          <table:table-cell table:number-columns-repeated="2"/>
          <table:table-cell office:value-type="string" calcext:value-type="string">
            <text:p>Friday</text:p>
          </table:table-cell>
          <table:table-cell office:value-type="time" office:time-value="PT11H00M00S" calcext:value-type="time">
            <text:p>11:00</text:p>
          </table:table-cell>
          <table:table-cell office:value-type="time" office:time-value="PT12H00M00S" calcext:value-type="time">
            <text:p>12: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6">
          <table:table-cell office:value-type="string" calcext:value-type="string">
            <text:p>Jacobo Aragunde</text:p>
          </table:table-cell>
          <table:table-cell table:number-columns-repeated="2"/>
          <table:table-cell office:value-type="string" calcext:value-type="string">
            <text:p>Development</text:p>
          </table:table-cell>
          <table:table-cell office:value-type="string" calcext:value-type="string">
            <text:p>Overview and Status of LibreOffice Accessibility</text:p>
          </table:table-cell>
          <table:table-cell office:value-type="string" calcext:value-type="string">
            <text:p>The purpose of this presentation is to provide participants with a basic understanding of LibreOffice accessibility. It will begin with a brief introduction to accessibility support, including the challenges assistive technologies are meant to address and how they are able to do so through the implementation of accessibility APIs.</text:p>
            <text:p/>
            <text:p>With this background having been established, the remainder of the session will be spent examining the specific case of LibreOffice: which accessibility backends are implemented and how the architecture is designed to support multiple backends while maximizing code reuse, making the addition of new backends easier.</text:p>
            <text:p/>
            <text:p>The presentation will conclude with a discussion of the current health of LibreOffice accessibility supported by an analysis of bug trends and repository statistics.</text:p>
          </table:table-cell>
          <table:table-cell office:value-type="string" calcext:value-type="string">
            <text:p>Jacobo obtained a degree in Computer Science from the University of Coruña in Spain. Shortly thereafter he joined Igalia, a Computer Engineering enterprise specializing in Free Software development and consultancy, of which he is now a partner.</text:p>
            <text:p/>
            <text:p>Over the past seven years, Jacobo has worked with a variety of software stacks ranging from web applications to desktop and mobile technologies, and collaborated with teams and communities from around the world. More recently, Jacobo joined the LibreOffice community where he has been enhancing and fixing bugs in the ATK accessibility backend used by free desktop assistive technologies, as well as improving the interoperability capabilities of the suite.</text:p>
          </table:table-cell>
          <table:table-cell table:number-columns-repeated="2"/>
          <table:table-cell office:value-type="string" calcext:value-type="string">
            <text:p>Software Engineer, Igalia</text:p>
          </table:table-cell>
          <table:table-cell table:number-columns-repeated="2"/>
          <table:table-cell office:value-type="string" calcext:value-type="string">
            <text:p>Friday</text:p>
          </table:table-cell>
          <table:table-cell office:value-type="time" office:time-value="PT13H00M00S" calcext:value-type="time">
            <text:p>13:00</text:p>
          </table:table-cell>
          <table:table-cell office:value-type="time" office:time-value="PT13H30M00S" calcext:value-type="time">
            <text:p>13: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7">
          <table:table-cell office:value-type="string" calcext:value-type="string">
            <text:p>Jan Holesovsky</text:p>
          </table:table-cell>
          <table:table-cell table:number-columns-repeated="2"/>
          <table:table-cell office:value-type="string" calcext:value-type="string">
            <text:p>Development</text:p>
          </table:table-cell>
          <table:table-cell office:value-type="string" calcext:value-type="string">
            <text:p>How to Create a Custom Widget</text:p>
          </table:table-cell>
          <table:table-cell office:value-type="string" calcext:value-type="string">
            <text:p>Our widget framework, VCL, provides LibreOffice with many widgets you can use in the dialogs, and other user interface elements, like buttons, list boxes, etc.  But sometimes you need to create a custom widget – one that behaves &amp; appears in a special way.</text:p>
            <text:p/>
            <text:p>This talk will describe the essentials of creating custom widgets, what methods to implement, and how to plug it into the dialogs and other user interface elements.</text:p>
          </table:table-cell>
          <table:table-cell office:value-type="string" calcext:value-type="string">
            <text:p>Jan / Kendy is with LibreOffice since the very first day, but his knowledge of our codebase goes back to 2003 when he joined OpenOffice.org.  He started developing office software even earlier, in 1998-9 he programmed the drawing part of KTTV, a Linux word processor and vector drawing program for lecture notes.  Over the years, he has contributed to many areas, including the KDE integration, x86-64 porting, build/SCM related problems, DOCX export, and user interface in general. Kendy proudly works for Collabora Productivity.</text:p>
            <text:p/>
          </table:table-cell>
          <table:table-cell table:number-columns-repeated="5"/>
          <table:table-cell office:value-type="string" calcext:value-type="string">
            <text:p>Friday</text:p>
          </table:table-cell>
          <table:table-cell office:value-type="time" office:time-value="PT13H30M00S" calcext:value-type="time">
            <text:p>13:30</text:p>
          </table:table-cell>
          <table:table-cell office:value-type="time" office:time-value="PT14H00M00S" calcext:value-type="time">
            <text:p>14: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8">
          <table:table-cell office:value-type="string" calcext:value-type="string">
            <text:p>Caolán McNamara</text:p>
          </table:table-cell>
          <table:table-cell table:number-columns-repeated="2"/>
          <table:table-cell office:value-type="string" calcext:value-type="string">
            <text:p>Development</text:p>
          </table:table-cell>
          <table:table-cell office:value-type="string" calcext:value-type="string">
            <text:p>Coverity and LibreOffice, Current Status</text:p>
          </table:table-cell>
          <table:table-cell office:value-type="string" calcext:value-type="string">
            <text:p>We run the development version of LibreOffice through the static analysis coverity tooling on a regular basis. This lightning talk presents the current status, overall trends and common pitfalls on taking coverity warnings at face value.</text:p>
            <text:p/>
          </table:table-cell>
          <table:table-cell office:value-type="string" calcext:value-type="string">
            <text:p>Caolán McNamara is an all-around hero; he has been involved in reverse engineering and writing filters for Microsoft file formats from the very beginning of Free Software support for them. He has contributed extensively to LibreOffice fixing issues from graphics subsystems, through to the Writer core. After working for Sun‘s StarDivision, he now works for RedHat full time leading their LibreOffice team.</text:p>
          </table:table-cell>
          <table:table-cell table:number-columns-repeated="5"/>
          <table:table-cell office:value-type="string" calcext:value-type="string">
            <text:p>Friday</text:p>
          </table:table-cell>
          <table:table-cell office:value-type="time" office:time-value="PT14H00M00S" calcext:value-type="time">
            <text:p>14:00</text:p>
          </table:table-cell>
          <table:table-cell office:value-type="time" office:time-value="PT14H30M00S" calcext:value-type="time">
            <text:p>14: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7">
          <table:table-cell office:value-type="string" calcext:value-type="string">
            <text:p>Markus Mohrhard</text:p>
          </table:table-cell>
          <table:table-cell office:value-type="string" calcext:value-type="string">
            <text:p>Bjoern Michaelsen</text:p>
          </table:table-cell>
          <table:table-cell/>
          <table:table-cell office:value-type="string" calcext:value-type="string">
            <text:p>Development</text:p>
          </table:table-cell>
          <table:table-cell office:value-type="string" calcext:value-type="string">
            <text:p>Automated Testing for LibreOffice</text:p>
          </table:table-cell>
          <table:table-cell office:value-type="string" calcext:value-type="string">
            <text:p>Testing is a central part of the development process. In this talk we will discuss the various techniques used in the Libreoffice code base and how to use them. All the concepts will be discussed with examples from the Libreoffice code base. Additionally we will discuss the benefits of a test driven development environment.</text:p>
          </table:table-cell>
          <table:table-cell office:value-type="string" calcext:value-type="string">
            <text:p>Markus is a Libreoffice hacker working mostly on Calc and charts. When he is not hacking calc he is implementing new, crazy testing ideas for the Libreoffice project. Apart from his work on Libreoffice he maintains the Libreoffice cppunit version and works from time to time on orcus, ixion and mdds.</text:p>
            <text:p/>
            <text:p>Outside of the FOSS world he is in his last year studying mathematics at a university.</text:p>
          </table:table-cell>
          <table:table-cell office:value-type="string" calcext:value-type="string">
            <text:p>Bjoern Michaelsen is a currently employed by Canoncial Ltd. and is responsible for the packaging for LibreOffice on Ubuntu. He joined the company and LibreOffice development in February 2011, coming from Oracle (and before that Sun), where he was working on the same codebase for a few years in the Writer/Framework area. Even since long before that he is an open source enthusiast and did start with minor contributions to a range of open source projects.</text:p>
          </table:table-cell>
          <table:table-cell table:number-columns-repeated="4"/>
          <table:table-cell office:value-type="string" calcext:value-type="string">
            <text:p>Friday</text:p>
          </table:table-cell>
          <table:table-cell office:value-type="time" office:time-value="PT14H30M00S" calcext:value-type="time">
            <text:p>14:30</text:p>
          </table:table-cell>
          <table:table-cell office:value-type="time" office:time-value="PT15H00M00S" calcext:value-type="time">
            <text:p>15: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table-cell office:value-type="string" calcext:value-type="string">
            <text:p>Various</text:p>
          </table:table-cell>
          <table:table-cell table:number-columns-repeated="2"/>
          <table:table-cell office:value-type="string" calcext:value-type="string">
            <text:p>Development</text:p>
          </table:table-cell>
          <table:table-cell office:value-type="string" calcext:value-type="string">
            <text:p>Lightning Talks 1</text:p>
          </table:table-cell>
          <table:table-cell table:number-columns-repeated="7"/>
          <table:table-cell office:value-type="string" calcext:value-type="string">
            <text:p>Friday</text:p>
          </table:table-cell>
          <table:table-cell office:value-type="time" office:time-value="PT15H00M00S" calcext:value-type="time">
            <text:p>15:00</text:p>
          </table:table-cell>
          <table:table-cell office:value-type="time" office:time-value="PT15H30M00S" calcext:value-type="time">
            <text:p>15:30</text:p>
          </table:table-cell>
          <table:table-cell table:number-columns-repeated="1009"/>
        </table:table-row>
        <table:table-row table:style-name="ro19">
          <table:table-cell office:value-type="string" calcext:value-type="string">
            <text:p>László Németh</text:p>
          </table:table-cell>
          <table:table-cell table:number-columns-repeated="2"/>
          <table:table-cell office:value-type="string" calcext:value-type="string">
            <text:p>Development</text:p>
          </table:table-cell>
          <table:table-cell office:value-type="string" calcext:value-type="string">
            <text:p>The Big Draw on LibreLogo.org</text:p>
          </table:table-cell>
          <table:table-cell office:value-type="string" calcext:value-type="string">
            <text:p>LibreLogo.org is dedicated to the easy, Logo-like programming environment of LibreOffice for turtle vector graphics. The talk provides a brief glimpse into the motivations, results and future plans of developments of LibreLogo and LibreLogo.org, and it shows the best illustrations of the upcoming LibreLogo picture book.</text:p>
            <text:p/>
            <text:p>Link: <text:a xlink:href="http://www.librelogo.org/" xlink:type="simple">http://www.librelogo.org</text:a></text:p>
          </table:table-cell>
          <table:table-cell office:value-type="string" calcext:value-type="string">
            <text:p>LibreOffice contributor (<text:a xlink:href="http://cgit.freedesktop.org/libreoffice/core/log/?qt=author&amp;q=nemeth" xlink:type="simple">http://cgit.freedesktop.org/libreoffice/core/log/?qt=author&amp;q=nemeth</text:a>), developer of LibreLogo, activist of the Hungarian free software foundation FSF.hu</text:p>
          </table:table-cell>
          <table:table-cell table:number-columns-repeated="5"/>
          <table:table-cell office:value-type="string" calcext:value-type="string">
            <text:p>Friday</text:p>
          </table:table-cell>
          <table:table-cell office:value-type="time" office:time-value="PT16H00M00S" calcext:value-type="time">
            <text:p>16:00</text:p>
          </table:table-cell>
          <table:table-cell office:value-type="time" office:time-value="PT16H30M00S" calcext:value-type="time">
            <text:p>16: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0">
          <table:table-cell office:value-type="string" calcext:value-type="string">
            <text:p>Stephan Bergman</text:p>
          </table:table-cell>
          <table:table-cell table:number-columns-repeated="2"/>
          <table:table-cell office:value-type="string" calcext:value-type="string">
            <text:p>Development</text:p>
          </table:table-cell>
          <table:table-cell office:value-type="string" calcext:value-type="string">
            <text:p>Compiler and Me: How to team up with modern compiler technology to keep the LibreOffice code base under control</text:p>
          </table:table-cell>
          <table:table-cell office:value-type="string" calcext:value-type="string">
            <text:p>Modern C++ compilers like Clang and GCC are more and more becoming tool sets that can be individualized and adapted to the needs of a specific code base.  Plugins find bugs in the usage of certain LibreOffice code idioms already during compilation, and help us guarantee some invariants about the code that in turn allow us to modify it with confidence. Runtime support to precisely detect various causes of undefined behavior is becoming ever cheaper and easier to use.  Mix in evolving C+11 </text:p>
            <text:p>support, and we are on a good way to stay ahead of our ever-growing code base.</text:p>
            <text:p/>
            <text:p>This talk will give an overview of what is available in our tool box, and demonstrate how to leverage it effectively.</text:p>
          </table:table-cell>
          <table:table-cell office:value-type="string" calcext:value-type="string">
            <text:p>From the original Hamburg StarOffice crowd, now a full-time LibreOffice guy at Red Hat.</text:p>
            <text:p/>
          </table:table-cell>
          <table:table-cell table:number-columns-repeated="5"/>
          <table:table-cell office:value-type="string" calcext:value-type="string">
            <text:p>Friday</text:p>
          </table:table-cell>
          <table:table-cell office:value-type="time" office:time-value="PT16H30M00S" calcext:value-type="time">
            <text:p>16:30</text:p>
          </table:table-cell>
          <table:table-cell office:value-type="time" office:time-value="PT17H00M00S" calcext:value-type="time">
            <text:p>17: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9">
          <table:table-cell office:value-type="string" calcext:value-type="string">
            <text:p>Markus Mohrhard</text:p>
          </table:table-cell>
          <table:table-cell table:number-columns-repeated="2"/>
          <table:table-cell office:value-type="string" calcext:value-type="string">
            <text:p>Development</text:p>
          </table:table-cell>
          <table:table-cell office:value-type="string" calcext:value-type="string">
            <text:p>3D Charts and New Development in Charts</text:p>
          </table:table-cell>
          <table:table-cell office:value-type="string" calcext:value-type="string">
            <text:p>This talk discusses the development in the chart module in the last year with a special focus on 3D charts. Some of the new features like property mapping, time based charting and 3D scene support will be discussed.</text:p>
          </table:table-cell>
          <table:table-cell office:value-type="string" calcext:value-type="string">
            <text:p>Markus is a Libreoffice hacker working mostly on Calc and charts. When he is not hacking calc he is implementing new, crazy testing ideas for the Libreoffice project. Apart from his work on Libreoffice he maintains the Libreoffice cppunit version and works from time to time on orcus, ixion and mdds.</text:p>
            <text:p/>
            <text:p>Outside of the FOSS world he is in his last year studying mathematics at a university.</text:p>
          </table:table-cell>
          <table:table-cell table:number-columns-repeated="5"/>
          <table:table-cell office:value-type="string" calcext:value-type="string">
            <text:p>Friday</text:p>
          </table:table-cell>
          <table:table-cell office:value-type="time" office:time-value="PT17H00M00S" calcext:value-type="time">
            <text:p>17:00</text:p>
          </table:table-cell>
          <table:table-cell office:value-type="time" office:time-value="PT17H30M00S" calcext:value-type="time">
            <text:p>17: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4">
          <table:table-cell office:value-type="string" calcext:value-type="string">
            <text:p>Matus Kukan</text:p>
          </table:table-cell>
          <table:table-cell office:value-type="string" calcext:value-type="string">
            <text:p>Michael Meeks</text:p>
          </table:table-cell>
          <table:table-cell/>
          <table:table-cell office:value-type="string" calcext:value-type="string">
            <text:p>Development</text:p>
          </table:table-cell>
          <table:table-cell office:value-type="string" calcext:value-type="string">
            <text:p>Accelerated, Threaded XML Parsing</text:p>
          </table:table-cell>
          <table:table-cell office:value-type="string" calcext:value-type="string">
            <text:p>Come hear how Matus Kukan and I significantly accelerated XML parsing using the XFastParser interface in LibreOffice; see the befores and the afters, hear about some of the other sillies in OOXML parsing, and hear about what is necessary in the ODF filters to make use of this.</text:p>
          </table:table-cell>
          <table:table-cell table:number-columns-repeated="2" table:style-name="ce15" office:value-type="string" calcext:value-type="string">
            <text:p>Unfortunately we do not yet have a bio of this speaker. We'll soon update this.</text:p>
          </table:table-cell>
          <table:table-cell table:number-columns-repeated="4"/>
          <table:table-cell office:value-type="string" calcext:value-type="string">
            <text:p>Friday</text:p>
          </table:table-cell>
          <table:table-cell office:value-type="time" office:time-value="PT17H30M00S" calcext:value-type="time">
            <text:p>17:30</text:p>
          </table:table-cell>
          <table:table-cell office:value-type="time" office:time-value="PT18H00M00S" calcext:value-type="time">
            <text:p>18: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table-cell table:number-columns-repeated="1024"/>
        </table:table-row>
        <table:table-row table:style-name="ro3">
          <table:table-cell table:style-name="ce3" table:number-columns-repeated="5"/>
          <table:table-cell table:style-name="ce10"/>
          <table:table-cell table:number-columns-repeated="6"/>
          <table:table-cell table:style-name="ce3"/>
          <table:table-cell table:style-name="ce22" table:number-columns-repeated="2"/>
          <table:table-cell table:number-columns-repeated="1009"/>
        </table:table-row>
        <table:table-row table:style-name="ro3">
          <table:table-cell table:number-columns-repeated="1024"/>
        </table:table-row>
        <table:table-row table:style-name="ro19">
          <table:table-cell office:value-type="string" calcext:value-type="string">
            <text:p>Bjoern Michaelsen</text:p>
          </table:table-cell>
          <table:table-cell table:number-columns-repeated="2"/>
          <table:table-cell office:value-type="string" calcext:value-type="string">
            <text:p>QA</text:p>
          </table:table-cell>
          <table:table-cell office:value-type="string" calcext:value-type="string">
            <text:p>QA Roundtable</text:p>
          </table:table-cell>
          <table:table-cell office:value-type="string" calcext:value-type="string">
            <text:p>What we achieved, what we need to impove. Brainstorming and coordinating the next two releases: LibreOffice 4.4 and 4.5.</text:p>
          </table:table-cell>
          <table:table-cell office:value-type="string" calcext:value-type="string">
            <text:p>Bjoern Michaelsen is a currently employed by Canoncial Ltd. and is responsible for the packaging for LibreOffice on Ubuntu. He joined the company and LibreOffice development in February 2011, coming from Oracle (and before that Sun), where he was working on the same codebase for a few years in the Writer/Framework area. Even since long before that he is an open source enthusiast and did start with minor contributions to a range of open source projects.</text:p>
          </table:table-cell>
          <table:table-cell table:number-columns-repeated="5"/>
          <table:table-cell office:value-type="string" calcext:value-type="string">
            <text:p>Wednesday</text:p>
          </table:table-cell>
          <table:table-cell office:value-type="time" office:time-value="PT13H00M00S" calcext:value-type="time">
            <text:p>13:00</text:p>
          </table:table-cell>
          <table:table-cell office:value-type="time" office:time-value="PT14H00M00S" calcext:value-type="time">
            <text:p>14: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4">
          <table:table-cell office:value-type="string" calcext:value-type="string">
            <text:p>Florian Reisinger</text:p>
          </table:table-cell>
          <table:table-cell table:number-columns-repeated="2"/>
          <table:table-cell office:value-type="string" calcext:value-type="string">
            <text:p>QA</text:p>
          </table:table-cell>
          <table:table-cell office:value-type="string" calcext:value-type="string">
            <text:p>Tools for QA</text:p>
          </table:table-cell>
          <table:table-cell table:style-name="ce8" office:value-type="string" calcext:value-type="string">
            <text:p>This talk is about the tools for QA, SI-GUI for Windows, Bibi-GUI (at the moment in only) and some features for bugzilla and more. <text:s/>[If Rob agrees he might tell something about the future of BSA, maybe our new bugzilla --&gt; "more" ;) ]</text:p>
          </table:table-cell>
          <table:table-cell office:value-type="string" calcext:value-type="string">
            <text:p>He is a 19 year old student from Linz, Austria, currentlystudying Business Information Systems at the local university. He has been involved in the LibreOffice project shortly after the start and found his field of interest in the QA part of the community.</text:p>
          </table:table-cell>
          <table:table-cell table:number-columns-repeated="5"/>
          <table:table-cell office:value-type="string" calcext:value-type="string">
            <text:p>Wednesday</text:p>
          </table:table-cell>
          <table:table-cell office:value-type="time" office:time-value="PT15H00M00S" calcext:value-type="time">
            <text:p>15:00</text:p>
          </table:table-cell>
          <table:table-cell office:value-type="time" office:time-value="PT15H30M00S" calcext:value-type="time">
            <text:p>15: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3">
          <table:table-cell office:value-type="string" calcext:value-type="string">
            <text:p>Robinson Tryon</text:p>
          </table:table-cell>
          <table:table-cell office:value-type="string" calcext:value-type="string">
            <text:p>Joel Madero</text:p>
          </table:table-cell>
          <table:table-cell/>
          <table:table-cell office:value-type="string" calcext:value-type="string">
            <text:p>QA</text:p>
          </table:table-cell>
          <table:table-cell office:value-type="string" calcext:value-type="string">
            <text:p>QA Mission Plan : Where we are Headed in 2015</text:p>
          </table:table-cell>
          <table:table-cell office:value-type="string" calcext:value-type="string">
            <text:p>Notorious legends of LibreOffice QA, Joel Madero and Robinson Tryon, will co-present this roundup of QA Team activities in 2014 and preview of future directions for the Team in 2015.</text:p>
            <text:p/>
            <text:p>By the start of the LibreOffice Conference, we hope to have our own instance of Bugzilla running on TDF hardware, active Bibisect repositories for all of our major platforms, and an improved approach to testing daily builds. If we haven't completed the entire list by September, we'll give a brief rundown of what's left and what hurdles we've faced along the way!</text:p>
            <text:p/>
            <text:p>During this talk we'll cover a raft of new ideas and proposals that we've tried or will be trying over the course of the coming year, including:</text:p>
            <text:p>* Improvements to Bugzilla</text:p>
            <text:p>* New QA tools, including a Bibisect GUI</text:p>
            <text:p>* Suggestions for team recruitment</text:p>
            <text:p>* Cross-project "Bug-bees"</text:p>
            <text:p>* Involvement of QA in the newly-formed Document Liberation Project</text:p>
            <text:p>* A recap of QA Team activity at the US Summer Hackfest</text:p>
          </table:table-cell>
          <table:table-cell office:value-type="string" calcext:value-type="string">
            <text:p>Free Software evangelist and hacker, web developer, and LibreOffice Community Outreach Herald. Robinson is a volunteer in LibreOffice, splitting his time between Community Outreach and QA. He has shepherded improvements to project infrastructure including Etherpad, MediaWiki, ownCloud, Bugzilla, and the BSA, represented LibreOffice at SCALE, OSCON, and Fossetcon, and has given talks at the LibreOffice Annual Conference, LinuxFest Northwest, Libreplanet, and Texas LinuxFest.</text:p>
            <text:p/>
            <text:p>Robinson has spent time working on interactive training programs for doctors and first responders at the Interactive Media Lab at the Geisel School of Medicine, and consulted on projects including Metadata Games, a Free/Open-Source game suite for libraries, archives, and other institutions. When he's not speaking about LibreOffice or hacking on code, you may find him tinkering in his basement, growing beans and hops in his garden, brewing beer in his kitchen, roasting something over the fire, or floating around a lake somewhere.</text:p>
          </table:table-cell>
          <table:table-cell table:style-name="ce15" office:value-type="string" calcext:value-type="string">
            <text:p>Unfortunately we do not yet have a bio of this speaker. We'll soon update this.</text:p>
          </table:table-cell>
          <table:table-cell/>
          <table:table-cell office:value-type="string" calcext:value-type="string">
            <text:p>QA Engineer, The Document Foundation</text:p>
          </table:table-cell>
          <table:table-cell table:number-columns-repeated="2"/>
          <table:table-cell office:value-type="string" calcext:value-type="string">
            <text:p>Wednesday</text:p>
          </table:table-cell>
          <table:table-cell office:value-type="time" office:time-value="PT16H00M00S" calcext:value-type="time">
            <text:p>16:00</text:p>
          </table:table-cell>
          <table:table-cell office:value-type="time" office:time-value="PT16H30M00S" calcext:value-type="time">
            <text:p>16: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number-rows-repeated="2">
          <table:table-cell table:number-columns-repeated="1024"/>
        </table:table-row>
        <table:table-row table:style-name="ro19">
          <table:table-cell office:value-type="string" calcext:value-type="string">
            <text:p>Alexander Mayer</text:p>
          </table:table-cell>
          <table:table-cell table:number-columns-repeated="2"/>
          <table:table-cell office:value-type="string" calcext:value-type="string">
            <text:p>ODF &amp; Document Liberation</text:p>
          </table:table-cell>
          <table:table-cell office:value-type="string" calcext:value-type="string">
            <text:p>ODT and Word in Practice</text:p>
          </table:table-cell>
          <table:table-cell office:value-type="string" calcext:value-type="string">
            <text:p>In an enterprise software project I've evaluated Microsoft Word as editor software for ODT files written with LibreOffice. The result of this evaluation is a validation software pointing to critical ODF elements in an ODT file. The user has the possibility to check a ODT file for compatibility with Word. Additionally, this software is doing some transformations on the ODT file. I've found out some in-depth details about the implementation of ODT export in Word. I would be glad to share the results with the audience at the conference.</text:p>
          </table:table-cell>
          <table:table-cell office:value-type="string" calcext:value-type="string">
            <text:p>I have more than 7 years experience in document generation projects. For example I was part of a team, which developed a text editor with included script interpreter based on Java Swing (Styled Editor Kit).</text:p>
          </table:table-cell>
          <table:table-cell table:number-columns-repeated="5"/>
          <table:table-cell office:value-type="string" calcext:value-type="string">
            <text:p>Thursday</text:p>
          </table:table-cell>
          <table:table-cell office:value-type="time" office:time-value="PT09H30M00S" calcext:value-type="time">
            <text:p>09:30</text:p>
          </table:table-cell>
          <table:table-cell office:value-type="time" office:time-value="PT10H00M00S" calcext:value-type="time">
            <text:p>10: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6">
          <table:table-cell office:value-type="string" calcext:value-type="string">
            <text:p>Alexander Werner</text:p>
          </table:table-cell>
          <table:table-cell office:value-type="string" calcext:value-type="string">
            <text:p>Florian Effenberger</text:p>
          </table:table-cell>
          <table:table-cell/>
          <table:table-cell office:value-type="string" calcext:value-type="string">
            <text:p>Infrastructure</text:p>
          </table:table-cell>
          <table:table-cell office:value-type="string" calcext:value-type="string">
            <text:p>The Infrastructure of the LibreOffice Project</text:p>
          </table:table-cell>
          <table:table-cell office:value-type="string" calcext:value-type="string">
            <text:p>Most free software projects happen in a virtual environment, and build on a joint cooperation of many contributors worldwide, breaking barriers of language, culture and time zones - something that would have been unthinkable with the technology available 20 years ago. Essential to the success of any such free software project is a reliable and scalable infrastructure that grows with the community and scales based on its needs. Being one of the largest free software projects worldwide, the LibreOffice community was challenged with providing a professional infrastructure from the very first day. Following our principles, nearly all components solely rely on free and open source software. We not only build on third party components, but also develop many of our infrastructure tools on our own, and make them available to the worldwide community, while at the same time contributing to projects we make use of. This talk gives an overview on the infrastructure of the LibreOffice project and how it provides the playground the community and the software need to grow and flourish.</text:p>
            <text:p/>
          </table:table-cell>
          <table:table-cell table:style-name="ce15" office:value-type="string" calcext:value-type="string">
            <text:p>Unfortunately we do not yet have a bio of this speaker. We'll soon update this.</text:p>
          </table:table-cell>
          <table:table-cell office:value-type="string" calcext:value-type="string">
            <text:p>Florian Effenberger has been a free software enthusiast for over ten years. He is one of the founders of The Document Foundation, the charitable entity behind LibreOffice. Next to his activities in <text:s/>marketing and public relations, he is a frequent contributor to a <text:s/>variety of professional magazines worldwide. Additionally, his focus is <text:s/>on planning and running Linux-based infrastructure solutions, especially web and mail servers.</text:p>
          </table:table-cell>
          <table:table-cell table:number-columns-repeated="4"/>
          <table:table-cell office:value-type="string" calcext:value-type="string">
            <text:p>Thursday</text:p>
          </table:table-cell>
          <table:table-cell office:value-type="time" office:time-value="PT10H00M00S" calcext:value-type="time">
            <text:p>10:00</text:p>
          </table:table-cell>
          <table:table-cell office:value-type="time" office:time-value="PT10H30M00S" calcext:value-type="time">
            <text:p>10: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9">
          <table:table-cell office:value-type="string" calcext:value-type="string">
            <text:p>Bjoern Michaelsen</text:p>
          </table:table-cell>
          <table:table-cell table:number-columns-repeated="2"/>
          <table:table-cell office:value-type="string" calcext:value-type="string">
            <text:p>QA</text:p>
          </table:table-cell>
          <table:table-cell office:value-type="string" calcext:value-type="string">
            <text:p>tb3, Tinderboxing and Testing</text:p>
          </table:table-cell>
          <table:table-cell office:value-type="string" calcext:value-type="string">
            <text:p>There is ongoing work in making our tinderboxes less archaic and more useful. This talk gives an overview of progress to far and a prospect on what is to come using our tinderboxes, gerrit and unittests. This is a follow up to: http://conference.libreoffice.org/2013/en/program/devops/tb3-using-tinderboxes-efficiently</text:p>
          </table:table-cell>
          <table:table-cell office:value-type="string" calcext:value-type="string">
            <text:p>Bjoern Michaelsen is a currently employed by Canoncial Ltd. and is responsible for the packaging for LibreOffice on Ubuntu. He joined the company and LibreOffice development in February 2011, coming from Oracle (and before that Sun), where he was working on the same codebase for a few years in the Writer/Framework area. Even since long before that he is an open source enthusiast and did start with minor contributions to a range of open source projects.</text:p>
          </table:table-cell>
          <table:table-cell table:number-columns-repeated="5"/>
          <table:table-cell office:value-type="string" calcext:value-type="string">
            <text:p>Thursday</text:p>
          </table:table-cell>
          <table:table-cell office:value-type="time" office:time-value="PT10H30M00S" calcext:value-type="time">
            <text:p>10:30</text:p>
          </table:table-cell>
          <table:table-cell office:value-type="time" office:time-value="PT11H00M00S" calcext:value-type="time">
            <text:p>11: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5">
          <table:table-cell office:value-type="string" calcext:value-type="string">
            <text:p>Miloš Šrámek</text:p>
          </table:table-cell>
          <table:table-cell office:value-type="string" calcext:value-type="string">
            <text:p>Stanislav Horáček</text:p>
          </table:table-cell>
          <table:table-cell/>
          <table:table-cell office:value-type="string" calcext:value-type="string">
            <text:p>l10n</text:p>
          </table:table-cell>
          <table:table-cell office:value-type="string" calcext:value-type="string">
            <text:p>Translations of LibreOffice Guides (in Two Languages in Parallel)</text:p>
          </table:table-cell>
          <table:table-cell office:value-type="string" calcext:value-type="string">
            <text:p>Documentation has traditionally been a problem in the open source / free software world. This is fortunately not the case of LibreOffice which is equipped with a comprehensive help system and, moreover, six guides each comprising hundreds of pages. The guides were, of course, written in English. While there are many English speakers around, translating the guides to other languages may help more people and eventually bring in new LibreOffice users. <text:s/>We started with the translation of the Getting Started (GS) guide to Slovak more than a year ago. After translating a few chapters of the GS 3.5 guide simply by overwriting the English text with the Slovak one, the GS 4.0 guide was published. We realized that we were not able to reuse the old translations and started to think more earnestly about the translation process. Having considered several tools, we finally decided to switch to the CAT (computer aided translation) system OmegaT. It is free (GPL) software that supports the OpenDocument standard and collaborative translation based on a subversion/git repository. Later we joined forces with the Czech LibreOffice localization team, hoping that we can take advantage of the fact that Czech and Slovak are very similar languages by employing machine translation to speed up our work. <text:s/>It the presentation we will give an overview of our bilingual translation workflow and will address important issues, hurdles and how we overcame them. We hope to be able to bring with us the translated Guide in the hope that we will encourage other teams to reuse our know-how (and some scripts, too). </text:p>
          </table:table-cell>
          <table:table-cell table:style-name="ce17" office:value-type="string" calcext:value-type="string">
            <text:p><text:span text:style-name="T2">Miloš Šrámek is a programmer and researcher in the area of medical image processing. However, Open source is, his passion, occupying most of his limited spare time. Some time ago he co-founded the Society for Open Information Technologies, a not-for-profit organization based in Slovakia, that promotes the ideas of open source and free software, open data, and other kinds of openness. Miloš has been taking care of LibreOffice localization to Slovak since the OOo times.</text:span></text:p>
          </table:table-cell>
          <table:table-cell office:value-type="string" calcext:value-type="string">
            <text:p>Stanislav Horáček is a satisfied long-term OOo/LibreOffice user from the Czech Republic who found out that contributing to this project could be a nice way how to relax. He has been participating in LibreOffice localization to Czech for a few years and tries to explore also other areas like updating the Help.</text:p>
          </table:table-cell>
          <table:table-cell table:number-columns-repeated="4"/>
          <table:table-cell office:value-type="string" calcext:value-type="string">
            <text:p>Thursday</text:p>
          </table:table-cell>
          <table:table-cell office:value-type="time" office:time-value="PT11H30M00S" calcext:value-type="time">
            <text:p>11:30</text:p>
          </table:table-cell>
          <table:table-cell office:value-type="time" office:time-value="PT12H00M00S" calcext:value-type="time">
            <text:p>12: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5">
          <table:table-cell office:value-type="string" calcext:value-type="string">
            <text:p>Svante Schubert</text:p>
          </table:table-cell>
          <table:table-cell table:number-columns-repeated="2"/>
          <table:table-cell office:value-type="string" calcext:value-type="string">
            <text:p>ODF &amp; Document Liberation</text:p>
          </table:table-cell>
          <table:table-cell office:value-type="string" calcext:value-type="string">
            <text:p>Status of the Upcoming ODF 1.3</text:p>
          </table:table-cell>
          <table:table-cell table:style-name="ce8" office:value-type="string" calcext:value-type="string">
            <text:p>I would like to provide a status on the upcoming ODF 1.3 and especially the change-tracking specifiation.</text:p>
          </table:table-cell>
          <table:table-cell office:value-type="string" calcext:value-type="string">
            <text:p>Svante works as freelancer on Document Formats. He is the submitter of the actual change-tracking proposal of the OASIS ODF Advanced Collaboration Subcomittee, where he recently become the chair.</text:p>
            <text:p/>
            <text:p>Aside standardization of ODF he is an active committer of the Apache ODF Toolkit (Incubating).</text:p>
            <text:p/>
            <text:p>For twelve years he had been working for Sun Microsystems in the field of standardization, most recently as a freelancer.</text:p>
            <text:p>Among other things, he was ..</text:p>
            <text:p>* Responsible for the XML transformations of the OpenOffice.org</text:p>
            <text:p>* Development Lead of the Java based ODF Toolkit</text:p>
            <text:p>* Co-author on the ODF 1.2 Metadata specification of the Open Document Format</text:p>
            <text:p>* Representatives from Sun in the W3C Compound Document Format</text:p>
            <text:p>* Representatives from Sun / Oracle in DIN ISO SC34</text:p>
            <text:p>* Responsible for collaboration in the browser-based Web ODF office suite</text:p>
            <text:p>* Creator of the XHTML transformation, e.g. used for the OASIS ODF specification</text:p>
          </table:table-cell>
          <table:table-cell table:number-columns-repeated="5"/>
          <table:table-cell office:value-type="string" calcext:value-type="string">
            <text:p>Thursday</text:p>
          </table:table-cell>
          <table:table-cell office:value-type="time" office:time-value="PT15H00M00S" calcext:value-type="time">
            <text:p>15:00</text:p>
          </table:table-cell>
          <table:table-cell office:value-type="time" office:time-value="PT15H30M00S" calcext:value-type="time">
            <text:p>15: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7">
          <table:table-cell office:value-type="string" calcext:value-type="string">
            <text:p>Andras Timar</text:p>
          </table:table-cell>
          <table:table-cell table:number-columns-repeated="2"/>
          <table:table-cell office:value-type="string" calcext:value-type="string">
            <text:p>l10n</text:p>
          </table:table-cell>
          <table:table-cell office:value-type="string" calcext:value-type="string">
            <text:p>Overview of Localization Infrastructure of LibreOffice</text:p>
          </table:table-cell>
          <table:table-cell office:value-type="string" calcext:value-type="string">
            <text:p>This will be a short introduction to the localization infrastructure of LibreOffice, the setup of the source tree, where the tools are, what code fiddles .po files in what way, etc. I will also talk about the edge cases, such as Android and iOS, and about the challenges that localizers have been facing.</text:p>
          </table:table-cell>
          <table:table-cell office:value-type="string" calcext:value-type="string">
            <text:p>Andras Timar started to work on Hungarian localization of OpenOffice.org in 2002. He joined the LibreOffice project on the first day and started to work on localization related issues, including tools and infrastructure. He worked full time as a paid developer with the SUSE LibreOffice Team from April, 2011 to August, 2013, and he has been contracted by Collabora Ltd. since then. His LibreOffice related activities included coordination of localizations, release engineering, hacking on Windows installer, hacking on localization tools, general bugfixing, and mentoring students.</text:p>
            <text:p/>
          </table:table-cell>
          <table:table-cell table:number-columns-repeated="5"/>
          <table:table-cell office:value-type="string" calcext:value-type="string">
            <text:p>Thursday</text:p>
          </table:table-cell>
          <table:table-cell office:value-type="time" office:time-value="PT16H00M00S" calcext:value-type="time">
            <text:p>16:00</text:p>
          </table:table-cell>
          <table:table-cell office:value-type="time" office:time-value="PT16H30M00S" calcext:value-type="time">
            <text:p>16: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number-rows-repeated="2">
          <table:table-cell table:number-columns-repeated="1024"/>
        </table:table-row>
        <table:table-row table:style-name="ro19">
          <table:table-cell office:value-type="string" calcext:value-type="string">
            <text:p>Christian Lohmaier</text:p>
          </table:table-cell>
          <table:table-cell table:number-columns-repeated="2"/>
          <table:table-cell office:value-type="string" calcext:value-type="string">
            <text:p>Infrastructure</text:p>
          </table:table-cell>
          <table:table-cell office:value-type="string" calcext:value-type="string">
            <text:p>Setting up Release-Baseline Build Environments</text:p>
          </table:table-cell>
          <table:table-cell office:value-type="string" calcext:value-type="string">
            <text:p>The talk will give a short introduction about what the baseline for the various operating systems are, and how to setup one with virtually no effort.</text:p>
            <text:p/>
            <text:p>The talk will be mostly done by playing back a screencast demoing the creation of a virtual machine followed by the installation of the build-environment with live commentary that can be speed-up/cut to ~any length.</text:p>
          </table:table-cell>
          <table:table-cell office:value-type="string" calcext:value-type="string">
            <text:p>I'm one of the few people employed by TDF, Release Engineer, Infrastructure Administrator. Been with the LibreOffice project since it's creation (and before that the OOo project)</text:p>
          </table:table-cell>
          <table:table-cell table:number-columns-repeated="5"/>
          <table:table-cell office:value-type="string" calcext:value-type="string">
            <text:p>Friday</text:p>
          </table:table-cell>
          <table:table-cell office:value-type="time" office:time-value="PT10H00M00S" calcext:value-type="time">
            <text:p>10:00</text:p>
          </table:table-cell>
          <table:table-cell office:value-type="time" office:time-value="PT10H30M00S" calcext:value-type="time">
            <text:p>10: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7">
          <table:table-cell office:value-type="string" calcext:value-type="string">
            <text:p>Fridrich Strba</text:p>
          </table:table-cell>
          <table:table-cell office:value-type="string" calcext:value-type="string">
            <text:p>David Tardon</text:p>
          </table:table-cell>
          <table:table-cell/>
          <table:table-cell office:value-type="string" calcext:value-type="string">
            <text:p>ODF &amp; Document Liberation</text:p>
          </table:table-cell>
          <table:table-cell office:value-type="string" calcext:value-type="string">
            <text:p>Document Liberation Project : Trying to Break the Vendor Lock</text:p>
          </table:table-cell>
          <table:table-cell office:value-type="string" calcext:value-type="string">
            <text:p>In April 2014, the second project of the Document Foundation was born:</text:p>
            <text:p>Document Liberation Project. The aim of the project is to free documents and their authors from the vendor lock operated by numerous software vendors.</text:p>
            <text:p>This talk will present the project, its philosophical basis, its mission and tools used to achieve the goal of breaking vendor lock. It will also show the successes already achieved and present the possibilities to get involved.</text:p>
            <text:p/>
          </table:table-cell>
          <table:table-cell office:value-type="string" calcext:value-type="string">
            <text:p>Software engineer at SUSE, working on SUSE Linux Enterprise. Christian, married with Susan and having 3 wonderful children, Patrick, Miriam and Nathanael. Has been involved with LibreOffice since its birt and with OpenOffice.org before. Former Chair of the TDF Membership Committee and currently Member of its Board of Directors. Co-founder of the Document Liberation Project and author or co-author of several import filters for LibreOffice.</text:p>
          </table:table-cell>
          <table:table-cell office:value-type="string" calcext:value-type="string">
            <text:p>Sofware engineer at Red Hat for 6 years, working first on OpenOffice.org, then on LibreOffice after it's creation. author of or contributor to several import filter libraries. Co-founder of the Document Liberation Project. Fedora maintainer of LibreOffice and many related libraries.</text:p>
          </table:table-cell>
          <table:table-cell table:number-columns-repeated="4"/>
          <table:table-cell office:value-type="string" calcext:value-type="string">
            <text:p>Friday</text:p>
          </table:table-cell>
          <table:table-cell office:value-type="time" office:time-value="PT10H30M00S" calcext:value-type="time">
            <text:p>10:30</text:p>
          </table:table-cell>
          <table:table-cell office:value-type="time" office:time-value="PT11H00M00S" calcext:value-type="time">
            <text:p>11: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8">
          <table:table-cell office:value-type="string" calcext:value-type="string">
            <text:p>Christian Lohmaier</text:p>
          </table:table-cell>
          <table:table-cell table:number-columns-repeated="2"/>
          <table:table-cell office:value-type="string" calcext:value-type="string">
            <text:p>Infrastructure</text:p>
          </table:table-cell>
          <table:table-cell office:value-type="string" calcext:value-type="string">
            <text:p>LibreOffice Website Infrastructure</text:p>
          </table:table-cell>
          <table:table-cell office:value-type="string" calcext:value-type="string">
            <text:p>On last year's conf I held a similar talk, but tried to squeeze in too much in short time, so it was kind of chaotic in the end and I think people couldn't follow.. So this time I would focus exclusively on the template-language and php-hooks, and ignore everything about the CMS-Backend/user-interface.</text:p>
            <text:p/>
          </table:table-cell>
          <table:table-cell office:value-type="string" calcext:value-type="string">
            <text:p>I'm one of the few people employed by TDF, Release Engineer, Infrastructure Administrator. Been with the LibreOffice project since it's creation (and before that the OOo project)</text:p>
          </table:table-cell>
          <table:table-cell table:number-columns-repeated="5"/>
          <table:table-cell office:value-type="string" calcext:value-type="string">
            <text:p>Friday</text:p>
          </table:table-cell>
          <table:table-cell office:value-type="time" office:time-value="PT11H00M00S" calcext:value-type="time">
            <text:p>11:00</text:p>
          </table:table-cell>
          <table:table-cell office:value-type="time" office:time-value="PT11H30M00S" calcext:value-type="time">
            <text:p>11: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1">
          <table:table-cell office:value-type="string" calcext:value-type="string">
            <text:p>Dushyant Bhalgami</text:p>
          </table:table-cell>
          <table:table-cell table:number-columns-repeated="2"/>
          <table:table-cell office:value-type="string" calcext:value-type="string">
            <text:p>QA</text:p>
          </table:table-cell>
          <table:table-cell office:value-type="string" calcext:value-type="string">
            <text:p>Measuring LibreOffice Interoperability</text:p>
          </table:table-cell>
          <table:table-cell office:value-type="string" calcext:value-type="string">
            <text:p>Over past year many of the users, companies &amp; government organizations have shifted towards the LibreOffice as LibreOffice has allowed the support for file formats like OOXML. But only this support is enough? No, we have to make LibreOffice truly compatible with Microsoft Office OOXML format. In past 8 months, Synerzip has invested tremendous resources to measure the improvements of LibreOffice interoperability, the way LibreOffice imports and exports DOCX documents.</text:p>
            <text:p>In this talk we are going to discuss the work that Synerzip has put to measure the improvements of LibreOffice interoperability. In addition, demo of existing automated scripts will be presented as well as next level of automated scripts to measure the LibreOffice interoperability one step further will be discussed. Topics of Discussion:</text:p>
            <text:p>* Visual Comparison</text:p>
            <text:p>* Results of Visual Comparison</text:p>
            <text:p>* Visual Comparison Challenges</text:p>
            <text:p>* Non-Visual Comparison</text:p>
            <text:p>** XML Level Comparison (FCT - Feature Comparison Tool)</text:p>
            <text:p>** Calc Comparison Engine</text:p>
            <text:p>** Impress Comparison Engine</text:p>
            <text:p>* Non-Visual Comparison Challenges</text:p>
            <text:p>* Demo of the existing automated test framework to measure the LibreOffice interoperability</text:p>
          </table:table-cell>
          <table:table-cell table:style-name="ce15" office:value-type="string" calcext:value-type="string">
            <text:p>Unfortunately we do not yet have a bio of this speaker. We'll soon update this.</text:p>
          </table:table-cell>
          <table:table-cell table:number-columns-repeated="2"/>
          <table:table-cell office:value-type="string" calcext:value-type="string">
            <text:p>QA Architect, Synerzip Softech Pvt Ltd</text:p>
          </table:table-cell>
          <table:table-cell table:number-columns-repeated="2"/>
          <table:table-cell office:value-type="string" calcext:value-type="string">
            <text:p>Friday</text:p>
          </table:table-cell>
          <table:table-cell office:value-type="time" office:time-value="PT13H00M00S" calcext:value-type="time">
            <text:p>13:00</text:p>
          </table:table-cell>
          <table:table-cell office:value-type="time" office:time-value="PT14H00M00S" calcext:value-type="time">
            <text:p>14: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4">
          <table:table-cell office:value-type="string" calcext:value-type="string">
            <text:p>Christian Lohmaier</text:p>
          </table:table-cell>
          <table:table-cell table:number-columns-repeated="2"/>
          <table:table-cell office:value-type="string" calcext:value-type="string">
            <text:p>Infrastructure</text:p>
          </table:table-cell>
          <table:table-cell office:value-type="string" calcext:value-type="string">
            <text:p>What is tinderbox? / Setting up a Tinderbox</text:p>
          </table:table-cell>
          <table:table-cell office:value-type="string" calcext:value-type="string">
            <text:p>While setting up a tinderbox is not a difficult task, there are some conventions that should be followed when setting one up. The talk will cover a tinderbox-admin's duties, and present the various command frameworks that are available.</text:p>
          </table:table-cell>
          <table:table-cell office:value-type="string" calcext:value-type="string">
            <text:p>I'm one of the few people employed by TDF, Release Engineer, Infrastructure Administrator. Been with the LibreOffice project since it's creation (and before that the OOo project)</text:p>
          </table:table-cell>
          <table:table-cell table:number-columns-repeated="5"/>
          <table:table-cell office:value-type="string" calcext:value-type="string">
            <text:p>Friday</text:p>
          </table:table-cell>
          <table:table-cell office:value-type="time" office:time-value="PT15H00M00S" calcext:value-type="time">
            <text:p>15:00</text:p>
          </table:table-cell>
          <table:table-cell office:value-type="time" office:time-value="PT15H30M00S" calcext:value-type="time">
            <text:p>15: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table-cell table:number-columns-repeated="1024"/>
        </table:table-row>
        <table:table-row table:style-name="ro3">
          <table:table-cell table:style-name="ce3" table:number-columns-repeated="5"/>
          <table:table-cell table:style-name="ce10"/>
          <table:table-cell table:number-columns-repeated="6"/>
          <table:table-cell table:style-name="ce3"/>
          <table:table-cell table:style-name="ce22" table:number-columns-repeated="2"/>
          <table:table-cell table:number-columns-repeated="1009"/>
        </table:table-row>
        <table:table-row table:style-name="ro3">
          <table:table-cell table:number-columns-repeated="1024"/>
        </table:table-row>
        <table:table-row table:style-name="ro22">
          <table:table-cell office:value-type="string" calcext:value-type="string">
            <text:p>Italo Vignoli</text:p>
          </table:table-cell>
          <table:table-cell table:number-columns-repeated="2"/>
          <table:table-cell office:value-type="string" calcext:value-type="string">
            <text:p>Migration</text:p>
          </table:table-cell>
          <table:table-cell office:value-type="string" calcext:value-type="string">
            <text:p>Update about Certification</text:p>
          </table:table-cell>
          <table:table-cell office:value-type="string" calcext:value-type="string">
            <text:p>The talk is supposed to introduce the certification track, with an update about the certification project and an outlook for future developments.</text:p>
          </table:table-cell>
          <table:table-cell office:value-type="string" calcext:value-type="string">
            <text:p>Italo Vignoli is a TDF founders and former director. He is now in charge of media relations, communication strategy and coordination, and certification.</text:p>
          </table:table-cell>
          <table:table-cell table:number-columns-repeated="5"/>
          <table:table-cell office:value-type="string" calcext:value-type="string">
            <text:p>Wednesday</text:p>
          </table:table-cell>
          <table:table-cell office:value-type="time" office:time-value="PT13H00M00S" calcext:value-type="time">
            <text:p>13:00</text:p>
          </table:table-cell>
          <table:table-cell office:value-type="time" office:time-value="PT13H30M00S" calcext:value-type="time">
            <text:p>13: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4">
          <table:table-cell office:value-type="string" calcext:value-type="string">
            <text:p>Italo Vignoli</text:p>
          </table:table-cell>
          <table:table-cell table:number-columns-repeated="2"/>
          <table:table-cell office:value-type="string" calcext:value-type="string">
            <text:p>Migration</text:p>
          </table:table-cell>
          <table:table-cell office:value-type="string" calcext:value-type="string">
            <text:p>Handling PR Announcements</text:p>
          </table:table-cell>
          <table:table-cell office:value-type="string" calcext:value-type="string">
            <text:p>TDF PR announcements have traditionally been managed centrally, without a real coordination with native language projects. In 2014, we have started to coordinate, but the objective is to improve the process and replicate it in every geography by training a group of people in basic media relations.</text:p>
          </table:table-cell>
          <table:table-cell office:value-type="string" calcext:value-type="string">
            <text:p>Italo Vignoli is a TDF founders and former director. He is now in charge of media relations, communication strategy and coordination, and certification.</text:p>
          </table:table-cell>
          <table:table-cell table:number-columns-repeated="5"/>
          <table:table-cell office:value-type="string" calcext:value-type="string">
            <text:p>Wednesday</text:p>
          </table:table-cell>
          <table:table-cell office:value-type="time" office:time-value="PT13H30M00S" calcext:value-type="time">
            <text:p>13:30</text:p>
          </table:table-cell>
          <table:table-cell office:value-type="time" office:time-value="PT14H00M00S" calcext:value-type="time">
            <text:p>14: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2">
          <table:table-cell office:value-type="string" calcext:value-type="string">
            <text:p>Italo Vignoli</text:p>
          </table:table-cell>
          <table:table-cell table:number-columns-repeated="2"/>
          <table:table-cell office:value-type="string" calcext:value-type="string">
            <text:p>Migration</text:p>
          </table:table-cell>
          <table:table-cell office:value-type="string" calcext:value-type="string">
            <text:p>Profile of Migration Professionals</text:p>
          </table:table-cell>
          <table:table-cell office:value-type="string" calcext:value-type="string">
            <text:p>LibreOffice Certification is different from any commercial one. Because of this, it is important for candidates for migrations to understand what TDF expects from them.</text:p>
          </table:table-cell>
          <table:table-cell office:value-type="string" calcext:value-type="string">
            <text:p>Italo Vignoli is a TDF founders and former director. He is now in charge of media relations, communication strategy and coordination, and certification.</text:p>
          </table:table-cell>
          <table:table-cell table:number-columns-repeated="5"/>
          <table:table-cell office:value-type="string" calcext:value-type="string">
            <text:p>Wednesday</text:p>
          </table:table-cell>
          <table:table-cell office:value-type="time" office:time-value="PT14H00M00S" calcext:value-type="time">
            <text:p>14:00</text:p>
          </table:table-cell>
          <table:table-cell office:value-type="time" office:time-value="PT14H30M00S" calcext:value-type="time">
            <text:p>14: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3">
          <table:table-cell office:value-type="string" calcext:value-type="string">
            <text:p>Alfredo Parisi</text:p>
          </table:table-cell>
          <table:table-cell table:number-columns-repeated="2"/>
          <table:table-cell office:value-type="string" calcext:value-type="string">
            <text:p>Migration</text:p>
          </table:table-cell>
          <table:table-cell office:value-type="string" calcext:value-type="string">
            <text:p>LibreUmbria, an Update on the Green Migration</text:p>
          </table:table-cell>
          <table:table-cell office:value-type="string" calcext:value-type="string">
            <text:p>LibreUmbria is a project of Umbria Region, the green hearth of Italy, who has standardized on LibreOffice for the Public Administration. The project is signed by the Umbria Region, Consortium SIR Umbria (the association of local authorities for the Regional Information System), Perugia Local Health Authority (ASL1), the two Provinces of Perugia and Terni, and the School of Public Administration “Villa Umbra”.</text:p>
            <text:p/>
            <text:p>LibreUmbria project started in October 2012. In May 2014 over 2000 users, on a total of 5000, have been involved. The community is growing and it is the point of reference for several migrations in Italy, when others municipalities and provinces chose LibreOffice.</text:p>
            <text:p/>
            <text:p>All the documents and learning materials are published into the blog (www.libreumbria.it).</text:p>
            <text:p/>
            <text:p>The project is also landed in some schools of Umbria (LibreUmbria@Scuola): educators and parents are trained about LibreOffice, Ubuntu and Open Source Software. LibreUmbria focus attention on how to simplify the phase of formation through an e-learning platform, using video, text and SCORM object. The beta platform is developed in Wordpress and Moodle; the first used for blog part (FAQ, news) and the second for the learning phase.</text:p>
            <text:p/>
            <text:p>A large number of members of LibreUmbria are TDF members, and founding members of LibreItalia.</text:p>
            <text:p/>
            <text:p>LibreItalia is the italian community of LibreOffice, founded in Perugia on April 2014.</text:p>
          </table:table-cell>
          <table:table-cell office:value-type="string" calcext:value-type="string">
            <text:p>Research fellow at the Computer Science Department of Perugia University, on Open Data and FLOSS impact on regional digital policies. He discussed his master degree's thesis on the use case of LibreOffice's adoption in the Umbria Region, and worked in the LibreUmbria project Team at Consorzio SIR Umbria (www.libreumbria.it).</text:p>
            <text:p/>
            <text:p>He is a member of the executive board at Umbria Region FLOSS Competence Center (CCOS) and a cofounder and board member of LibreItalia (www.libreitalia.it).</text:p>
          </table:table-cell>
          <table:table-cell table:number-columns-repeated="2"/>
          <table:table-cell office:value-type="string" calcext:value-type="string">
            <text:p>Research fellow, University of Perugia</text:p>
          </table:table-cell>
          <table:table-cell table:number-columns-repeated="2"/>
          <table:table-cell office:value-type="string" calcext:value-type="string">
            <text:p>Wednesday</text:p>
          </table:table-cell>
          <table:table-cell office:value-type="time" office:time-value="PT14H30M00S" calcext:value-type="time">
            <text:p>14:30</text:p>
          </table:table-cell>
          <table:table-cell office:value-type="time" office:time-value="PT15H00M00S" calcext:value-type="time">
            <text:p>15: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9">
          <table:table-cell office:value-type="string" calcext:value-type="string">
            <text:p>Marina Latini</text:p>
          </table:table-cell>
          <table:table-cell table:number-columns-repeated="2"/>
          <table:table-cell office:value-type="string" calcext:value-type="string">
            <text:p>Migration</text:p>
          </table:table-cell>
          <table:table-cell office:value-type="string" calcext:value-type="string">
            <text:p>Migrating from MS Office to LibreOffice : The Italian Public Administrations</text:p>
          </table:table-cell>
          <table:table-cell table:style-name="Default" office:value-type="string" calcext:value-type="string">
            <text:p>Today talk about Open Source in Public Administrations isn't a tabu and Italy is starting to have important laws. From 2005, with CAD (Digital Administration Code), the Italian Public Administrations are approaching to Open Source Software and Open Source culture. The last version of CAD makes PA to compare proprietary software with open source, evaluating economical and technical differences. A PA must prefer the open solution to the closed. Only in some (and quite evident) conditions can chose the proprietary solution.</text:p>
            <text:p>The migration process needs to be clear, detailed and structured, like an IT algorithm. The customer need to be followed in every step of the migration process. Some key points observed during our experiences are the fundamental role of communication, the crucial role of training and the awareness that there aren't bad users but only worried users that don't want to subvert their jobs.</text:p>
          </table:table-cell>
          <table:table-cell office:value-type="string" calcext:value-type="string">
            <text:p>Marina Latini is an Italian community member of TDF that focuses her activities on migration from MS Office, localization and recently bug <text:s/>triage. She took some lessons for the LibreUmbria Project. She is a member of LibreItalia community and believes in the importance of using <text:s/>and promoting open standards and open formats. Actually she works in the LibreOffice division of Studio Storti Srl, working on migration, <text:s/>helpdesk and bug triage.</text:p>
          </table:table-cell>
          <table:table-cell table:number-columns-repeated="5"/>
          <table:table-cell office:value-type="string" calcext:value-type="string">
            <text:p>Wednesday</text:p>
          </table:table-cell>
          <table:table-cell office:value-type="time" office:time-value="PT15H00M00S" calcext:value-type="time">
            <text:p>15:00</text:p>
          </table:table-cell>
          <table:table-cell office:value-type="time" office:time-value="PT15H30M00S" calcext:value-type="time">
            <text:p>15: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2">
          <table:table-cell office:value-type="string" calcext:value-type="string">
            <text:p>Italo Vignoli</text:p>
          </table:table-cell>
          <table:table-cell table:number-columns-repeated="2"/>
          <table:table-cell office:value-type="string" calcext:value-type="string">
            <text:p>Migration</text:p>
          </table:table-cell>
          <table:table-cell office:value-type="string" calcext:value-type="string">
            <text:p>Framing Your Competition</text:p>
          </table:table-cell>
          <table:table-cell office:value-type="string" calcext:value-type="string">
            <text:p>Learn how to monitor your competitors in order to develop a winning strategy. Targeted to native language projects. </text:p>
          </table:table-cell>
          <table:table-cell office:value-type="string" calcext:value-type="string">
            <text:p>Italo Vignoli is a TDF founders and former director. He is now in charge of media relations, communication strategy and coordination, and certification.</text:p>
          </table:table-cell>
          <table:table-cell table:number-columns-repeated="5"/>
          <table:table-cell office:value-type="string" calcext:value-type="string">
            <text:p>Wednesday</text:p>
          </table:table-cell>
          <table:table-cell office:value-type="time" office:time-value="PT16H00M00S" calcext:value-type="time">
            <text:p>16:00</text:p>
          </table:table-cell>
          <table:table-cell office:value-type="time" office:time-value="PT16H30M00S" calcext:value-type="time">
            <text:p>16: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2">
          <table:table-cell office:value-type="string" calcext:value-type="string">
            <text:p>Italo Vignoli</text:p>
          </table:table-cell>
          <table:table-cell table:number-columns-repeated="2"/>
          <table:table-cell office:value-type="string" calcext:value-type="string">
            <text:p>Migration</text:p>
          </table:table-cell>
          <table:table-cell office:value-type="string" calcext:value-type="string">
            <text:p>LibreOffice Messaging</text:p>
          </table:table-cell>
          <table:table-cell office:value-type="string" calcext:value-type="string">
            <text:p>Learn how to develop messages to promote LibreOffice in your geography. Targeted to native language projects.</text:p>
          </table:table-cell>
          <table:table-cell office:value-type="string" calcext:value-type="string">
            <text:p>Italo Vignoli is a TDF founders and former director. He is now in charge of media relations, communication strategy and coordination, and certification.</text:p>
          </table:table-cell>
          <table:table-cell table:number-columns-repeated="5"/>
          <table:table-cell office:value-type="string" calcext:value-type="string">
            <text:p>Wednesday</text:p>
          </table:table-cell>
          <table:table-cell office:value-type="time" office:time-value="PT16H30M00S" calcext:value-type="time">
            <text:p>16:30</text:p>
          </table:table-cell>
          <table:table-cell office:value-type="time" office:time-value="PT17H00M00S" calcext:value-type="time">
            <text:p>17: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6">
          <table:table-cell office:value-type="string" calcext:value-type="string">
            <text:p>Olivier Hallot</text:p>
          </table:table-cell>
          <table:table-cell table:number-columns-repeated="2"/>
          <table:table-cell office:value-type="string" calcext:value-type="string">
            <text:p>Migration</text:p>
          </table:table-cell>
          <table:table-cell office:value-type="string" calcext:value-type="string">
            <text:p>Brazilian Market for LibreOffice</text:p>
          </table:table-cell>
          <table:table-cell office:value-type="string" calcext:value-type="string">
            <text:p>This presentation is a glimpse on the situation of the Brazilian market for LibreOffice. We will discuss the facts we have experienced on the role of LibreOffice among corporationas and government. We will try to draw suggestions on where LibreOffice development should go based on the Brazilian, and possibly Latin America demand.</text:p>
          </table:table-cell>
          <table:table-cell office:value-type="string" calcext:value-type="string">
            <text:p>Senior LibreOffice consultant, main LibreOffice translator for Brazilian Portuguese, Former Board of Directors Member.</text:p>
            <text:p/>
            <text:p>Graduated Electronic Engineer in 1982, MSc in Digital Signal Processing in 1985 and MBA in Oil &amp; Gas industry in 2001. He initiated his career as Associate Researcher for digital signal processing in the IBM Scientific Center in Brasilia, Brazil, for the Oil &amp; Gas industry in seismic data processing and high performance computing. Later he moved to marketing and sales for the same industry all over Latin America. In 1998 he joined Oracle Brazil in sales for the Oil &amp; Gas industry and later as Alliance relationship manager for large hardware manufacturers as well as with the Oracle Academic Initiative. Since 2002 and on his own, he participated actively in FLOSS projects notably in OpenOffice.org as Community Council member and as one of the translators for Brazilian Portuguese. He is now senior consultant in LibreOffice technology for large corporations on migration projects.</text:p>
          </table:table-cell>
          <table:table-cell table:number-columns-repeated="5"/>
          <table:table-cell office:value-type="string" calcext:value-type="string">
            <text:p>Wednesday</text:p>
          </table:table-cell>
          <table:table-cell office:value-type="time" office:time-value="PT17H00M00S" calcext:value-type="time">
            <text:p>17:00</text:p>
          </table:table-cell>
          <table:table-cell office:value-type="time" office:time-value="PT17H30M00S" calcext:value-type="time">
            <text:p>17: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table-cell table:number-columns-repeated="14"/>
          <table:table-cell table:style-name="ce2"/>
          <table:table-cell table:number-columns-repeated="1009"/>
        </table:table-row>
        <table:table-row table:style-name="ro3">
          <table:table-cell table:number-columns-repeated="1024"/>
        </table:table-row>
        <table:table-row table:style-name="ro19">
          <table:table-cell office:value-type="string" calcext:value-type="string">
            <text:p>Charles Schulz</text:p>
          </table:table-cell>
          <table:table-cell table:number-columns-repeated="2"/>
          <table:table-cell office:value-type="string" calcext:value-type="string">
            <text:p>Marketing</text:p>
          </table:table-cell>
          <table:table-cell office:value-type="string" calcext:value-type="string">
            <text:p>Promoting LibreOffice in Your Language</text:p>
          </table:table-cell>
          <table:table-cell office:value-type="string" calcext:value-type="string">
            <text:p>All you wanted to know about promoting LibreOffice in your language but never dared or had the time to ask! Among other topics this talk will discuss the following topics:</text:p>
            <text:p>* messaging and adaptation to cultural and national contexts</text:p>
            <text:p>* collaboration and contribution within the LibreOffice project for marketing</text:p>
            <text:p>* sharing experiences - social media etc.</text:p>
          </table:table-cell>
          <table:table-cell table:style-name="ce12" office:value-type="string" calcext:value-type="string">
            <text:p>Charles-H. Schulz (The “H” letter standing for his second name “Henri”) is a French technologist, Free Software and Open Standards advocate. <text:s/>One of the founders and former directors of the Document Foundation he regularly contributes to the LibreOffice social media and marketing activities.</text:p>
          </table:table-cell>
          <table:table-cell table:number-columns-repeated="5"/>
          <table:table-cell office:value-type="string" calcext:value-type="string">
            <text:p>Thursday</text:p>
          </table:table-cell>
          <table:table-cell office:value-type="time" office:time-value="PT09H30M00S" calcext:value-type="time">
            <text:p>09:30</text:p>
          </table:table-cell>
          <table:table-cell office:value-type="time" office:time-value="PT10H00M00S" calcext:value-type="time">
            <text:p>10: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4">
          <table:table-cell office:value-type="string" calcext:value-type="string">
            <text:p>Eike Rathke</text:p>
          </table:table-cell>
          <table:table-cell table:number-columns-repeated="2"/>
          <table:table-cell office:value-type="string" calcext:value-type="string">
            <text:p>Marketing</text:p>
          </table:table-cell>
          <table:table-cell office:value-type="string" calcext:value-type="string">
            <text:p>Almost Hidden Features in LibreOffice 4.3</text:p>
          </table:table-cell>
          <table:table-cell office:value-type="string" calcext:value-type="string">
            <text:p>An overview of some features I implemented for LibreOffice 4.3 that may not be too obvious for the casual user.</text:p>
          </table:table-cell>
          <table:table-cell office:value-type="string" calcext:value-type="string">
            <text:p>A LibreOffice hacker since the early days at Star Division, later Sun Microsystems, one other company and now Red Hat, Inc.</text:p>
            <text:p/>
            <text:p>Main areas of expertise are the Calc spreadsheet core, formula compiler and interpreter, number formatter/scanner, the i18n framework and locale data.</text:p>
            <text:p/>
            <text:p>Ardent supporter of Free Software, knowledge spreader, cyclist and sailor.</text:p>
            <text:p/>
            <text:p>Known on the net as erAck.</text:p>
            <text:p/>
          </table:table-cell>
          <table:table-cell table:number-columns-repeated="5"/>
          <table:table-cell office:value-type="string" calcext:value-type="string">
            <text:p>Thursday</text:p>
          </table:table-cell>
          <table:table-cell office:value-type="time" office:time-value="PT10H00M00S" calcext:value-type="time">
            <text:p>10:00</text:p>
          </table:table-cell>
          <table:table-cell office:value-type="time" office:time-value="PT10H30M00S" calcext:value-type="time">
            <text:p>10: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
          <table:table-cell office:value-type="string" calcext:value-type="string">
            <text:p>Michael Meeks</text:p>
          </table:table-cell>
          <table:table-cell table:number-columns-repeated="2"/>
          <table:table-cell office:value-type="string" calcext:value-type="string">
            <text:p>Migration</text:p>
          </table:table-cell>
          <table:table-cell office:value-type="string" calcext:value-type="string">
            <text:p>How Collabora Serves Customers &amp; Community</text:p>
          </table:table-cell>
          <table:table-cell table:style-name="ce9" office:value-type="string" calcext:value-type="string">
            <text:p>NEEDS UPDATE!!</text:p>
          </table:table-cell>
          <table:table-cell table:style-name="ce15" office:value-type="string" calcext:value-type="string">
            <text:p>Unfortunately we do not yet have a bio of this speaker. We'll soon update this.</text:p>
          </table:table-cell>
          <table:table-cell table:number-columns-repeated="5"/>
          <table:table-cell office:value-type="string" calcext:value-type="string">
            <text:p>Thursday</text:p>
          </table:table-cell>
          <table:table-cell office:value-type="time" office:time-value="PT11H00M00S" calcext:value-type="time">
            <text:p>11:00</text:p>
          </table:table-cell>
          <table:table-cell office:value-type="time" office:time-value="PT11H30M00S" calcext:value-type="time">
            <text:p>11: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16">
          <table:table-cell office:value-type="string" calcext:value-type="string">
            <text:p>Robinson Tryon</text:p>
          </table:table-cell>
          <table:table-cell table:number-columns-repeated="2"/>
          <table:table-cell office:value-type="string" calcext:value-type="string">
            <text:p>Migration</text:p>
          </table:table-cell>
          <table:table-cell office:value-type="string" calcext:value-type="string">
            <text:p>Just starting out: LibreOffice for Beginners</text:p>
          </table:table-cell>
          <table:table-cell table:style-name="ce11" office:value-type="string" calcext:value-type="string">
            <text:p><text:span text:style-name="T1">New to using LibreOffice? New to the world of Free/Open Source Software? This beginner-oriented talk will give you a gentle introduction to LibreOffice and our favorite open file format, ODF.</text:span></text:p>
            <text:p/>
            <text:p><text:span text:style-name="T1">We'll cover some of the basics of the applications that make up the LibreOffice suite, tell you about our parent non-profit (The Document Foundation), and give you some background on how our Free Software project fits into a modern GNU/Linux system.</text:span></text:p>
            <text:p/>
            <text:p><text:span text:style-name="T1">Feel free to raise your hand and ask questions at any time!</text:span></text:p>
            <text:p/>
            <text:p><text:span text:style-name="T1">If you're thinking about bringing a non-technical friend to the</text:span></text:p>
            <text:p><text:span text:style-name="T1">conference, this talk is perfect for them.</text:span></text:p>
            <text:p/>
          </table:table-cell>
          <table:table-cell office:value-type="string" calcext:value-type="string">
            <text:p>Free Software evangelist and hacker, web developer, and LibreOffice Community Outreach Herald. Robinson is a volunteer in LibreOffice, splitting his time between Community Outreach and QA. He has shepherded improvements to project infrastructure including Etherpad, MediaWiki, ownCloud, Bugzilla, and the BSA, represented LibreOffice at SCALE, OSCON, and Fossetcon, and has given talks at the LibreOffice Annual Conference, LinuxFest Northwest, Libreplanet, and Texas LinuxFest.</text:p>
            <text:p/>
            <text:p>Robinson has spent time working on interactive training programs for doctors and first responders at the Interactive Media Lab at the Geisel School of Medicine, and consulted on projects including Metadata Games, a Free/Open-Source game suite for libraries, archives, and other institutions. When he's not speaking about LibreOffice or hacking on code, you may find him tinkering in his basement, growing beans and hops in his garden, brewing beer in his kitchen, roasting something over the fire, or floating around a lake somewhere.</text:p>
          </table:table-cell>
          <table:table-cell table:number-columns-repeated="2"/>
          <table:table-cell office:value-type="string" calcext:value-type="string">
            <text:p>QA Engineer, The Document Foundation</text:p>
          </table:table-cell>
          <table:table-cell table:number-columns-repeated="2"/>
          <table:table-cell office:value-type="string" calcext:value-type="string">
            <text:p>Thursday</text:p>
          </table:table-cell>
          <table:table-cell office:value-type="time" office:time-value="PT11H30M00S" calcext:value-type="time">
            <text:p>11:30</text:p>
          </table:table-cell>
          <table:table-cell office:value-type="time" office:time-value="PT12H00M00S" calcext:value-type="time">
            <text:p>12: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4">
          <table:table-cell office:value-type="string" calcext:value-type="string">
            <text:p>László Németh</text:p>
          </table:table-cell>
          <table:table-cell table:number-columns-repeated="2"/>
          <table:table-cell office:value-type="string" calcext:value-type="string">
            <text:p>Migration</text:p>
          </table:table-cell>
          <table:table-cell office:value-type="string" calcext:value-type="string">
            <text:p>LibreOffice Migrations of Office Suite Dependent Applications</text:p>
          </table:table-cell>
          <table:table-cell office:value-type="string" calcext:value-type="string">
            <text:p>The talk presents the most interesting parts of the</text:p>
            <text:p>OpenDocument and LibreOffice migration guide of the Hungarian Free</text:p>
            <text:p>Software Competence Center.</text:p>
          </table:table-cell>
          <table:table-cell office:value-type="string" calcext:value-type="string">
            <text:p>LibreOffice contributor (http://cgit.freedesktop.org/libreoffice/core/log/?qt=author&amp;q=nemeth), and (ex) lead programmer of Free Software Competence Center, Hungary</text:p>
          </table:table-cell>
          <table:table-cell table:number-columns-repeated="5"/>
          <table:table-cell office:value-type="string" calcext:value-type="string">
            <text:p>Thursday</text:p>
          </table:table-cell>
          <table:table-cell office:value-type="time" office:time-value="PT13H00M00S" calcext:value-type="time">
            <text:p>13:00</text:p>
          </table:table-cell>
          <table:table-cell office:value-type="time" office:time-value="PT13H30M00S" calcext:value-type="time">
            <text:p>13: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4">
          <table:table-cell table:style-name="ce4" office:value-type="string" calcext:value-type="string">
            <text:p>Valdir Barbosa</text:p>
          </table:table-cell>
          <table:table-cell office:value-type="string" calcext:value-type="string">
            <text:p>Douglas Vigliazzi</text:p>
          </table:table-cell>
          <table:table-cell/>
          <table:table-cell office:value-type="string" calcext:value-type="string">
            <text:p>Migration</text:p>
          </table:table-cell>
          <table:table-cell office:value-type="string" calcext:value-type="string">
            <text:p>LibreOffice as the First Step in FOSS Migration : UNESP – Univ Estudual Paulista</text:p>
          </table:table-cell>
          <table:table-cell office:value-type="string" calcext:value-type="string">
            <text:p>The UNESP - Univ Estadual Paulista is a public institution located in São Paulo-Brazil and is distributed in 24 cities and 34 schools and institutes, is the most successful model of a multicampus university and is focused on nearly every field of experimental and theoretical sciences. This scattering, difficult the standardization of procedures, job routines, documentation, etc. Unsuccessful, isolated initiatives of two units for the ODF adoption, starting in 2003, Instituto de Artes São Paulo decided by replace of MS Office for OpenOffice/BrOffice. In 2005, Campus Litoral Paulista decided to do the same. Finally, in 2007, Faculdade de Engenharia, UNESP - Univ Estadual Paulista, campus Ilha Solteira plans complete migration of Operational System of the desktops to GNU/Linux, but the first step is replace MS Office, Internet Explorer and Outlook by BrOffice, Firefox and Thunderbird. Currently, LibreOffice is the use of ODF to storage and exchange of documents and free software migration is an institutional plan and is supported by university direction by official documentation.</text:p>
          </table:table-cell>
          <table:table-cell office:value-type="string" calcext:value-type="string">
            <text:p>Graduated in Technology and pos-graduated in Computers Networks. Working at Engineering University, UNESP - "Universidade Estadual Paulista", Campus Ilha Solteira, São Paulo - Brazil, since 1988. In 1999, started to use GNU/Linux on servers and personal desktop. In 2007, initiated the planning to work only with free software in UNESP. Organizer of Free Software Forum of UNESP, with the proposal to disseminate, promote and sensibilize the university community to work with free software and ODF standard. Trainer of LibreOffice and Ubuntu GNU/Linux in many units of UNESP. Member of Brazilian LibreOffice Community and TDF member. Collaborator of LibreOffice Magazine project and support volunteer at libreoffice lists and askbot..</text:p>
          </table:table-cell>
          <table:table-cell office:value-type="string" calcext:value-type="string">
            <text:p>IT analyst and graduate degree in Computer Networking. Working at "Universidade Estadual Paulista" (UNESP) on IT Department since 2003 and exclusively with the use of free software in critical servers, since 2005, plus support for OpenOffice / LibreOffice / LibreOffice suite. I have taught courses in units LibreOffice, participated in the discussions that led to the creation of the document establishing the use of free software in UNESP, starting with the migration of the current office suite to LibreOffice. I'm a Linux user since 1998, working in the community where I entered as a disseminator of culture and values of FOSS. Member of the Brazilian Community LibreOffice, colaborating with manual translates. And eventually DJ.</text:p>
          </table:table-cell>
          <table:table-cell table:number-columns-repeated="4"/>
          <table:table-cell office:value-type="string" calcext:value-type="string">
            <text:p>Thursday</text:p>
          </table:table-cell>
          <table:table-cell office:value-type="time" office:time-value="PT13H30M00S" calcext:value-type="time">
            <text:p>13:30</text:p>
          </table:table-cell>
          <table:table-cell office:value-type="time" office:time-value="PT14H00M00S" calcext:value-type="time">
            <text:p>14: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5">
          <table:table-cell office:value-type="string" calcext:value-type="string">
            <text:p>Sonia Montegiove</text:p>
          </table:table-cell>
          <table:table-cell table:number-columns-repeated="2"/>
          <table:table-cell office:value-type="string" calcext:value-type="string">
            <text:p>Migration</text:p>
          </table:table-cell>
          <table:table-cell office:value-type="string" calcext:value-type="string">
            <text:p>LibreItalia</text:p>
          </table:table-cell>
          <table:table-cell office:value-type="string" calcext:value-type="string">
            <text:p>LibreItalia, the LibreOffice's Italian community, was born last June as a non-profit association. This has been possible thanks to the large number of people who in recent months have joined and actively collaborated in the Google Plus community (approximately 2.500) and many italian PA that has choosen LibreOffice (Umbria Region, the Province of Bolzano, Cremona, Milano and Macerata and several municipalities and healthcare companies). </text:p>
            <text:p>Among the objectives of LibreItalia: contributing to the growth of digital culture, particularly in the most vulnerable groups of the population; promoting initiatives for dissemination and training on LibreOffice and FLOSS; supporting the dissemination of free formats, ODF in particulary, and the publication and use of the open data by citizens. </text:p>
          </table:table-cell>
          <table:table-cell office:value-type="string" calcext:value-type="string">
            <text:p>Sonia Montegiove is ICT specialist and trainer at Provincia di Perugia. She's contributor for many ICT magazine like Girl Geek Life and Tech Economy. She worked in the LibreUmbria projetc Team and she is co-founder of LibreItalia. </text:p>
          </table:table-cell>
          <table:table-cell table:number-columns-repeated="5"/>
          <table:table-cell office:value-type="string" calcext:value-type="string">
            <text:p>Thursday</text:p>
          </table:table-cell>
          <table:table-cell office:value-type="time" office:time-value="PT14H00M00S" calcext:value-type="time">
            <text:p>14:00</text:p>
          </table:table-cell>
          <table:table-cell office:value-type="time" office:time-value="PT14H30M00S" calcext:value-type="time">
            <text:p>14: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5">
          <table:table-cell office:value-type="string" calcext:value-type="string">
            <text:p>Lothar K. Becker</text:p>
          </table:table-cell>
          <table:table-cell table:number-columns-repeated="2"/>
          <table:table-cell office:value-type="string" calcext:value-type="string">
            <text:p>Migration</text:p>
          </table:table-cell>
          <table:table-cell office:value-type="string" calcext:value-type="string">
            <text:p>An Upcoming Issue in Feasability Evaluations for a Migration to LibreOffice: Security</text:p>
          </table:table-cell>
          <table:table-cell office:value-type="string" calcext:value-type="string">
            <text:p>Since Snowden, but more since "heartbleed", the subject of security for <text:s/>professional deployments in administration and economy plays a much more significant role in the <text:s/>migration advice to LibreOffice. The talk draws on the basis of customer consulting projects on the topic <text:s/>and include the relevant safety requirements in connection with LibreOffice on. They range from <text:s/>specific functional requirements, to general requirements for the software in their creation and operation. This formulation is not only at the technical level, it affects and <text:s/>challanges the entire eco-system. Furthermore, relevant responses from LibO be named to these safety <text:s/>needs. As this topic seems to be a new more political argument for the rejection of migrations to <text:s/>free office suites it is less technically argued but shown, why it works well for the evaluation, to <text:s/>provide the right answers here.</text:p>
          </table:table-cell>
          <table:table-cell office:value-type="string" calcext:value-type="string">
            <text:p>Lothar K. Becker is managing partner of .riess applications gmbh (riess-app.de). He is co-founder of topics- and expert platform F-O-X. For over 10 years, Lothar is a <text:s/>management consultant for the use of open source on the desktop and in particular of free office suites. He himself is still much at Customer's sites for consulting and implementation projects. After receiving his diploma in computer science and economics, he held senior positions within two major international <text:s/>software and service provider. He is married and lives in Karlsruhe and Zurich.</text:p>
          </table:table-cell>
          <table:table-cell table:number-columns-repeated="2"/>
          <table:table-cell office:value-type="string" calcext:value-type="string">
            <text:p>Managing Director of .riess applications</text:p>
          </table:table-cell>
          <table:table-cell table:number-columns-repeated="2"/>
          <table:table-cell office:value-type="string" calcext:value-type="string">
            <text:p>Thursday</text:p>
          </table:table-cell>
          <table:table-cell office:value-type="time" office:time-value="PT15H00M00S" calcext:value-type="time">
            <text:p>15:00</text:p>
          </table:table-cell>
          <table:table-cell office:value-type="time" office:time-value="PT15H30M00S" calcext:value-type="time">
            <text:p>15: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6">
          <table:table-cell office:value-type="string" calcext:value-type="string">
            <text:p>Cor Nouws</text:p>
          </table:table-cell>
          <table:table-cell table:number-columns-repeated="2"/>
          <table:table-cell office:value-type="string" calcext:value-type="string">
            <text:p>Migration</text:p>
          </table:table-cell>
          <table:table-cell office:value-type="string" calcext:value-type="string">
            <text:p>LibreOffice Migration Protocol</text:p>
          </table:table-cell>
          <table:table-cell office:value-type="string" calcext:value-type="string">
            <text:p>Presentation and Discussing the LibreOffice Migration Protocol: what can we add to make it more informative?</text:p>
          </table:table-cell>
          <table:table-cell office:value-type="string" calcext:value-type="string">
            <text:p>Cor Nouws (The Netherlands, 1959) originally is naval architect, and with studies MBA and Java Software Engineering he entered the world of business and software. After working as consultant in larger projects with Microsoft Office, he was caught by open source software. In 2004 he started his company Nou&amp;Off, supplying various support for OpenOffice.org. Nowadays Nou&amp;Off is the leading Dutch LibreOffice / OpenOffice.org consulting firm.</text:p>
            <text:p>As a logic combination with commercial services, Cor contributes to the OpenOffice.org community. He helps in the fields of marketing, QA and localization. In 2008 he was chosen as a member of the community council. In 2010 he became one of the founding members of The Document Foundation where he continues to contribute to various aspects of the LibreOffice project.</text:p>
            <text:p>Cor Nouws is married and father of three children. He has been vegan since many years, and loves good food, nature, people, music, cycling, running, (ice and in-line) skating and sailing.</text:p>
          </table:table-cell>
          <table:table-cell table:number-columns-repeated="5"/>
          <table:table-cell office:value-type="string" calcext:value-type="string">
            <text:p>Thursday</text:p>
          </table:table-cell>
          <table:table-cell office:value-type="time" office:time-value="PT16H00M00S" calcext:value-type="time">
            <text:p>16:00</text:p>
          </table:table-cell>
          <table:table-cell office:value-type="time" office:time-value="PT16H30M00S" calcext:value-type="time">
            <text:p>16: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4">
          <table:table-cell table:style-name="ce5" office:value-type="string" calcext:value-type="string">
            <text:p>Charles Schulz</text:p>
          </table:table-cell>
          <table:table-cell office:value-type="string" calcext:value-type="string">
            <text:p>Italo Vignoli </text:p>
          </table:table-cell>
          <table:table-cell/>
          <table:table-cell office:value-type="string" calcext:value-type="string">
            <text:p>Marketing</text:p>
          </table:table-cell>
          <table:table-cell office:value-type="string" calcext:value-type="string">
            <text:p>Marketing Strategy Workshop</text:p>
          </table:table-cell>
          <table:table-cell table:style-name="ce12" office:value-type="string" calcext:value-type="string">
            <text:p><text:span text:style-name="T1">This marketing strategy workshop will serve as an opportunity to reflect on the past year and the new activities we are considering.</text:span></text:p>
            <text:p/>
          </table:table-cell>
          <table:table-cell table:style-name="ce12" office:value-type="string" calcext:value-type="string">
            <text:p>Charles-H. Schulz (The “H” letter standing for his second name “Henri”) is a French technologist, Free Software and Open Standards advocate. <text:s/>One of the founders and former directors of the Document Foundation he regularly contributes to the LibreOffice social media and marketing activities.</text:p>
          </table:table-cell>
          <table:table-cell office:value-type="string" calcext:value-type="string">
            <text:p>Italo Vignoli is a TDF founders and former director. He is now in charge of media relations, communication strategy and coordination, and certification.</text:p>
          </table:table-cell>
          <table:table-cell table:number-columns-repeated="4"/>
          <table:table-cell office:value-type="string" calcext:value-type="string">
            <text:p>Thursday</text:p>
          </table:table-cell>
          <table:table-cell office:value-type="time" office:time-value="PT16H30M00S" calcext:value-type="time">
            <text:p>16:30</text:p>
          </table:table-cell>
          <table:table-cell office:value-type="time" office:time-value="PT17H30M00S" calcext:value-type="time">
            <text:p>17: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number-rows-repeated="2">
          <table:table-cell table:number-columns-repeated="1024"/>
        </table:table-row>
        <table:table-row table:style-name="ro25">
          <table:table-cell office:value-type="string" calcext:value-type="string">
            <text:p>Tobias Mueller</text:p>
          </table:table-cell>
          <table:table-cell table:number-columns-repeated="2"/>
          <table:table-cell office:value-type="string" calcext:value-type="string">
            <text:p>Migration</text:p>
          </table:table-cell>
          <table:table-cell office:value-type="string" calcext:value-type="string">
            <text:p>What's cooking in GNOME - 3.12 under the hood</text:p>
          </table:table-cell>
          <table:table-cell office:value-type="string" calcext:value-type="string">
            <text:p>With the GNOME 3.14 release in October many visible improvements were delivered to users around the world. </text:p>
            <text:p>While many people already excitedly use GNOME 3 with the new user experience, some feature of the new and elegant desktop like distraction-free notifications or redesigned system settings are not yet wildly known. We also did many things on the plumbing layer such as allowing GNOME to run Wayland.</text:p>
            <text:p/>
            <text:p>The talk will introduce to some of the design philosophies inherent in GNOME 3 as well as the main changes brought to users and developers. Also, since GNOME 3.14 is another step of a long lasting incrementally improved user experience, the future of GNOME's development will be speculated on.</text:p>
          </table:table-cell>
          <table:table-cell table:style-name="ce18" office:value-type="string" calcext:value-type="string">
            <text:p>Tobias Mueller is a lead member of the GNOME Bugsquad for the last years and thus responsible for managing the bug database as well as the team around it. He is involved in deciding on effective policies for the bug database, actually dealing with the bugs in the database and recruiting new members who will help triaging. He also got elected to the Board of Directors in 2012 where he serves the GNOME Foundation to achieve their goals of creating and distributing great Free Software products. Besides being a Free Software and GNOME lover, Tobias is involved in the German security research community around the Chaos Computer Club. Topics of interest include Platform- and System-Security, Cryptography and Security Protocols.</text:p>
          </table:table-cell>
          <table:table-cell table:number-columns-repeated="2"/>
          <table:table-cell office:value-type="string" calcext:value-type="string">
            <text:p>Student</text:p>
          </table:table-cell>
          <table:table-cell table:style-name="Default"/>
          <table:table-cell/>
          <table:table-cell office:value-type="string" calcext:value-type="string">
            <text:p>Friday</text:p>
          </table:table-cell>
          <table:table-cell office:value-type="time" office:time-value="PT09H30M00S" calcext:value-type="time">
            <text:p>09:30</text:p>
          </table:table-cell>
          <table:table-cell office:value-type="time" office:time-value="PT10H00M00S" calcext:value-type="time">
            <text:p>10: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2">
          <table:table-cell office:value-type="string" calcext:value-type="string">
            <text:p>Italo Vignoli</text:p>
          </table:table-cell>
          <table:table-cell table:number-columns-repeated="2"/>
          <table:table-cell office:value-type="string" calcext:value-type="string">
            <text:p>Migration</text:p>
          </table:table-cell>
          <table:table-cell office:value-type="string" calcext:value-type="string">
            <text:p>Profile of Training Professionals</text:p>
          </table:table-cell>
          <table:table-cell office:value-type="string" calcext:value-type="string">
            <text:p>LibreOffice Certification is different from any commercial one. Because of this, it is important for candidates for trainings to understand what TDF expects from them.</text:p>
          </table:table-cell>
          <table:table-cell office:value-type="string" calcext:value-type="string">
            <text:p>Italo Vignoli is a TDF founders and former director. He is now in charge of media relations, communication strategy and coordination, and certification.</text:p>
          </table:table-cell>
          <table:table-cell table:number-columns-repeated="5"/>
          <table:table-cell office:value-type="string" calcext:value-type="string">
            <text:p>Friday</text:p>
          </table:table-cell>
          <table:table-cell office:value-type="time" office:time-value="PT10H00M00S" calcext:value-type="time">
            <text:p>10:00</text:p>
          </table:table-cell>
          <table:table-cell office:value-type="time" office:time-value="PT10H30M00S" calcext:value-type="time">
            <text:p>10: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6">
          <table:table-cell office:value-type="string" calcext:value-type="string">
            <text:p>Cor Nouws</text:p>
          </table:table-cell>
          <table:table-cell table:number-columns-repeated="2"/>
          <table:table-cell office:value-type="string" calcext:value-type="string">
            <text:p>Migration</text:p>
          </table:table-cell>
          <table:table-cell office:value-type="string" calcext:value-type="string">
            <text:p>What Is a Smart Way to Prepare Trainings for LibreOffice in a Migration Situation ?</text:p>
          </table:table-cell>
          <table:table-cell table:style-name="ce12" office:value-type="string" calcext:value-type="string">
            <text:p>What is a smart way to prepare trainings for LibreOffice in a migration Situation?</text:p>
          </table:table-cell>
          <table:table-cell office:value-type="string" calcext:value-type="string">
            <text:p>Cor Nouws (The Netherlands, 1959) originally is naval architect, and with studies MBA and Java Software Engineering he entered the world of business and software. After working as consultant in larger projects with Microsoft Office, he was caught by open source software. In 2004 he started his company Nou&amp;Off, supplying various support for OpenOffice.org. Nowadays Nou&amp;Off is the leading Dutch LibreOffice / OpenOffice.org consulting firm.</text:p>
            <text:p>As a logic combination with commercial services, Cor contributes to the OpenOffice.org community. He helps in the fields of marketing, QA and localization. In 2008 he was chosen as a member of the community council. In 2010 he became one of the founding members of The Document Foundation where he continues to contribute to various aspects of the LibreOffice project.</text:p>
            <text:p>Cor Nouws is married and father of three children. He has been vegan since many years, and loves good food, nature, people, music, cycling, running, (ice and in-line) skating and sailing.</text:p>
          </table:table-cell>
          <table:table-cell table:number-columns-repeated="5"/>
          <table:table-cell office:value-type="string" calcext:value-type="string">
            <text:p>Friday</text:p>
          </table:table-cell>
          <table:table-cell office:value-type="time" office:time-value="PT11H00M00S" calcext:value-type="time">
            <text:p>11:00</text:p>
          </table:table-cell>
          <table:table-cell office:value-type="time" office:time-value="PT11H30M00S" calcext:value-type="time">
            <text:p>11: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4">
          <table:table-cell office:value-type="string" calcext:value-type="string">
            <text:p>Italo Vignoli</text:p>
          </table:table-cell>
          <table:table-cell table:number-columns-repeated="2"/>
          <table:table-cell office:value-type="string" calcext:value-type="string">
            <text:p>Marketing</text:p>
          </table:table-cell>
          <table:table-cell office:value-type="string" calcext:value-type="string">
            <text:p>Dealing with Journalists</text:p>
          </table:table-cell>
          <table:table-cell office:value-type="string" calcext:value-type="string">
            <text:p>This is a crash media training for people who will not be able to attend the full session which will be organized just before the conference. It is supposed to provide the basics of media relations, to help native language projects in dealing with journalists. </text:p>
          </table:table-cell>
          <table:table-cell office:value-type="string" calcext:value-type="string">
            <text:p>Italo Vignoli is a TDF founders and former director. He is now in charge of media relations, communication strategy and coordination, and certification.</text:p>
          </table:table-cell>
          <table:table-cell table:number-columns-repeated="5"/>
          <table:table-cell office:value-type="string" calcext:value-type="string">
            <text:p>Friday</text:p>
          </table:table-cell>
          <table:table-cell office:value-type="time" office:time-value="PT11H30M00S" calcext:value-type="time">
            <text:p>11:30</text:p>
          </table:table-cell>
          <table:table-cell office:value-type="time" office:time-value="PT12H00M00S" calcext:value-type="time">
            <text:p>12: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27">
          <table:table-cell office:value-type="string" calcext:value-type="string">
            <text:p>Robinson Tryon</text:p>
          </table:table-cell>
          <table:table-cell table:number-columns-repeated="2"/>
          <table:table-cell office:value-type="string" calcext:value-type="string">
            <text:p>Marketing</text:p>
          </table:table-cell>
          <table:table-cell office:value-type="string" calcext:value-type="string">
            <text:p>Shouting from the Rooftops: How can we be more effective at LibreOffice Community Outreach?</text:p>
          </table:table-cell>
          <table:table-cell table:style-name="ce12" office:value-type="string" calcext:value-type="string">
            <text:p><text:span text:style-name="T1">Over the last year we've made some amazing progress in building a vibrant LibreOffice community in the US. Recruiting new talent from our LibreOffice userbase and organizing events has taken a unique blend of time, skills, and good luck.</text:span></text:p>
            <text:p/>
            <text:p><text:span text:style-name="T1">In July we'll be holding our 'US Summer Hackfest' -- an event that will give new contributors a chance to learn from experienced developers,  QA Team members, and marketing/outreach representatives. We're hopeing that everyone in attendance will both learn from and teach others.</text:span></text:p>
            <text:p/>
            <text:p><text:span text:style-name="T1">If you're interested in becoming more involved with LibreOffice Outreach, please attend this session to learn more about</text:span></text:p>
            <text:p><text:span text:style-name="T1">* Effective LibreOffice talking points</text:span></text:p>
            <text:p><text:span text:style-name="T1">* Getting a local LibreOffice Community established in your city, state, or country</text:span></text:p>
            <text:p><text:span text:style-name="T1">* New ideas for non-traditional outreach</text:span></text:p>
            <text:p><text:span text:style-name="T1">* ...and more!</text:span></text:p>
          </table:table-cell>
          <table:table-cell table:style-name="ce16" office:value-type="string" calcext:value-type="string">
            <text:p><text:span text:style-name="T3">Free Software evangelist and hacker, web developer, and LibreOffice Community Outreach Herald. Robinson is a volunteer in LibreOffice, splitting his time between Community Outreach and QA. He has shepherded improvements to project infrastructure including Etherpad, MediaWiki, ownCloud, Bugzilla, and the BSA, represented LibreOffice at SCALE, OSCON, and Fossetcon, and has given talks at the LibreOffice Annual Conference, LinuxFest Northwest, Libreplanet, and Texas LinuxFest.</text:span></text:p>
            <text:p/>
            <text:p><text:span text:style-name="T3">Robinson has spent time working on interactive training programs for doctors and first responders at the Interactive Media Lab at the Geisel School of Medicine, and consulted on projects including Metadata Games, a Free/Open-Source game suite for libraries, archives, and other institutions. When he's not speaking about LibreOffice or hacking on code, you may find him tinkering in his basement, growing beans and hops in his garden, brewing beer in his kitchen, roasting something over the fire, or floating around a lake somewhere.</text:span></text:p>
          </table:table-cell>
          <table:table-cell table:number-columns-repeated="2"/>
          <table:table-cell office:value-type="string" calcext:value-type="string">
            <text:p>QA Engineer, The Document Foundation</text:p>
          </table:table-cell>
          <table:table-cell table:number-columns-repeated="2"/>
          <table:table-cell office:value-type="string" calcext:value-type="string">
            <text:p>Friday</text:p>
          </table:table-cell>
          <table:table-cell office:value-type="time" office:time-value="PT14H00M00S" calcext:value-type="time">
            <text:p>14:00</text:p>
          </table:table-cell>
          <table:table-cell office:value-type="time" office:time-value="PT14H30M00S" calcext:value-type="time">
            <text:p>14:3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table-cell table:number-columns-repeated="1024"/>
        </table:table-row>
        <table:table-row table:style-name="ro3">
          <table:table-cell table:style-name="ce3" table:number-columns-repeated="5"/>
          <table:table-cell table:style-name="ce10"/>
          <table:table-cell table:number-columns-repeated="6"/>
          <table:table-cell table:style-name="ce3"/>
          <table:table-cell table:style-name="ce22" table:number-columns-repeated="2"/>
          <table:table-cell table:number-columns-repeated="1009"/>
        </table:table-row>
        <table:table-row table:style-name="ro3">
          <table:table-cell table:number-columns-repeated="1024"/>
        </table:table-row>
        <table:table-row table:style-name="ro3">
          <table:table-cell office:value-type="string" calcext:value-type="string">
            <text:p>Conference Organizers</text:p>
          </table:table-cell>
          <table:table-cell table:number-columns-repeated="2"/>
          <table:table-cell office:value-type="string" calcext:value-type="string">
            <text:p>Keynote</text:p>
          </table:table-cell>
          <table:table-cell office:value-type="string" calcext:value-type="string">
            <text:p>Welcome to the Conference!</text:p>
          </table:table-cell>
          <table:table-cell table:number-columns-repeated="7"/>
          <table:table-cell office:value-type="string" calcext:value-type="string">
            <text:p>Wednesday</text:p>
          </table:table-cell>
          <table:table-cell office:value-type="time" office:time-value="PT10H00M00S" calcext:value-type="time">
            <text:p>10:00</text:p>
          </table:table-cell>
          <table:table-cell office:value-type="time" office:time-value="PT10H30M00S" calcext:value-type="time">
            <text:p>10:30</text:p>
          </table:table-cell>
          <table:table-cell table:number-columns-repeated="1009"/>
        </table:table-row>
        <table:table-row table:style-name="ro3">
          <table:table-cell office:value-type="string" calcext:value-type="string">
            <text:p>To be defined 1</text:p>
          </table:table-cell>
          <table:table-cell table:number-columns-repeated="2"/>
          <table:table-cell office:value-type="string" calcext:value-type="string">
            <text:p>Keynote</text:p>
          </table:table-cell>
          <table:table-cell office:value-type="string" calcext:value-type="string">
            <text:p>Keynote 1</text:p>
          </table:table-cell>
          <table:table-cell table:number-columns-repeated="7"/>
          <table:table-cell office:value-type="string" calcext:value-type="string">
            <text:p>Wednesday</text:p>
          </table:table-cell>
          <table:table-cell office:value-type="time" office:time-value="PT10H30M00S" calcext:value-type="time">
            <text:p>10:30</text:p>
          </table:table-cell>
          <table:table-cell office:value-type="time" office:time-value="PT11H00M00S" calcext:value-type="time">
            <text:p>11:00</text:p>
          </table:table-cell>
          <table:table-cell table:number-columns-repeated="1009"/>
        </table:table-row>
        <table:table-row table:style-name="ro3">
          <table:table-cell office:value-type="string" calcext:value-type="string">
            <text:p>To be defined 2</text:p>
          </table:table-cell>
          <table:table-cell table:number-columns-repeated="2"/>
          <table:table-cell office:value-type="string" calcext:value-type="string">
            <text:p>Keynote</text:p>
          </table:table-cell>
          <table:table-cell office:value-type="string" calcext:value-type="string">
            <text:p>Keynote 2</text:p>
          </table:table-cell>
          <table:table-cell table:number-columns-repeated="7"/>
          <table:table-cell office:value-type="string" calcext:value-type="string">
            <text:p>Wednesday</text:p>
          </table:table-cell>
          <table:table-cell office:value-type="time" office:time-value="PT11H00M00S" calcext:value-type="time">
            <text:p>11:00</text:p>
          </table:table-cell>
          <table:table-cell office:value-type="time" office:time-value="PT11H30M00S" calcext:value-type="time">
            <text:p>11:30</text:p>
          </table:table-cell>
          <table:table-cell table:number-columns-repeated="1009"/>
        </table:table-row>
        <table:table-row table:style-name="ro28">
          <table:table-cell office:value-type="string" calcext:value-type="string">
            <text:p>Italo Vignoli</text:p>
          </table:table-cell>
          <table:table-cell office:value-type="string" calcext:value-type="string">
            <text:p>Florian Effenberger</text:p>
          </table:table-cell>
          <table:table-cell office:value-type="string" calcext:value-type="string">
            <text:p>Michael Meeks</text:p>
          </table:table-cell>
          <table:table-cell office:value-type="string" calcext:value-type="string">
            <text:p>Keynote</text:p>
          </table:table-cell>
          <table:table-cell office:value-type="string" calcext:value-type="string">
            <text:p>State of the Project</text:p>
          </table:table-cell>
          <table:table-cell office:value-type="string" calcext:value-type="string">
            <text:p>The traditional first day speech about the state of the project, with a summary of the activities, the numbers about developers and possibly downloads, and an update about the development status and the growth of the infrastructure.</text:p>
            <text:p/>
          </table:table-cell>
          <table:table-cell table:style-name="ce19" office:value-type="string" calcext:value-type="string">
            <text:p>Italo Vignoli is a TDF founders and former director. He is now n charge of media relations, communication strategy and coordination,</text:p>
            <text:p> d certification.</text:p>
          </table:table-cell>
          <table:table-cell office:value-type="string" calcext:value-type="string">
            <text:p>Florian Effenberger has been a free software enthusiast for over ten years. He is one of the founders of The Document Foundation, the charitable entity behind LibreOffice. Next to his activities in marketing and public relations, he is a frequent contributor to a variety of professional magazines worldwide. Additionally, his focus is on planning and running Linux-based infrastructure solutions, especially web and mail servers.</text:p>
          </table:table-cell>
          <table:table-cell table:style-name="ce15" office:value-type="string" calcext:value-type="string">
            <text:p>Unfortunately we do not yet have a bio of this speaker. We'll soon update this.</text:p>
          </table:table-cell>
          <table:table-cell table:number-columns-repeated="3"/>
          <table:table-cell office:value-type="string" calcext:value-type="string">
            <text:p>Wednesday</text:p>
          </table:table-cell>
          <table:table-cell office:value-type="time" office:time-value="PT11H30M00S" calcext:value-type="time">
            <text:p>11:30</text:p>
          </table:table-cell>
          <table:table-cell office:value-type="time" office:time-value="PT12H00M00S" calcext:value-type="time">
            <text:p>12:00</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office:value-type="string" calcext:value-type="string">
            <text:p><text:a xlink:href="mailto:remove@forpublic.repo" xlink:type="simple">remove@forpublic.repo</text:a></text:p>
          </table:table-cell>
          <table:table-cell table:number-columns-repeated="1006"/>
        </table:table-row>
        <table:table-row table:style-name="ro3" table:number-rows-repeated="104848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Liberation Sans" fo:language="de" fo:country="CH" style:font-name-asian="Tahoma"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 number:language="de" number:country="CH">SFr.</number:currency-symbol>
      <number:text> </number:text>
      <number:number number:decimal-places="2" number:min-integer-digits="1" number:grouping="true"/>
    </number:currency-style>
    <number:currency-style style:name="N121">
      <style:text-properties fo:color="#ff0000"/>
      <number:currency-symbol number:language="de" number:country="CH">SFr.</number:currency-symbol>
      <number:text> -</number:text>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currency-style style:name="N125P0" style:volatile="true">
      <number:number number:decimal-places="2" number:min-integer-digits="1" number:grouping="true"/>
      <number:text> </number:text>
      <number:currency-symbol number:language="de" number:country="DE">€</number:currency-symbol>
    </number:currency-style>
    <number:currency-style style:name="N125">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5P0"/>
    </number:currency-style>
    <number:currency-style style:name="N127P0" style:volatile="true">
      <number:currency-symbol number:language="it" number:country="IT">€</number:currency-symbol>
      <number:text> </number:text>
      <number:number number: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27P0"/>
    </number:currency-style>
    <number:currency-style style:name="N128P0" style:volatile="true">
      <number:currency-symbol number:language="de" number:country="CH">SFr.</number:currency-symbol>
      <number:text> </number:text>
      <number:number number:decimal-places="2" number:min-integer-digits="1" number:grouping="true"/>
    </number:currency-style>
    <number:currency-style style:name="N128">
      <style:text-properties fo:color="#ff0000"/>
      <number:currency-symbol number:language="de" number:country="CH">SFr.</number:currency-symbol>
      <number:text> -</number:text>
      <number:number number:decimal-places="2" number:min-integer-digits="1" number:grouping="true"/>
      <style:map style:condition="value()&gt;=0" style:apply-style-name="N128P0"/>
    </number:currency-style>
    <style:style style:name="Default" style:family="table-cell">
      <style:text-properties fo:language="en" fo:country="U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0">00/00/0000</text:date>, <text:time style:data-style-name="N2" text:time-value="21:14:14.1920284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hristener</meta:initial-creator>
    <meta:creation-date>2014-08-05T21:35:07.143888194</meta:creation-date>
    <dc:date>2014-08-10T21:15:49.492430540</dc:date>
    <dc:creator>Nicolas Christener</dc:creator>
    <meta:editing-duration>P4DT17H26M2S</meta:editing-duration>
    <meta:editing-cycles>154</meta:editing-cycles>
    <meta:generator>LibreOffice/4.3.0.3$Linux_X86_64 LibreOffice_project/430m0$Build-3</meta:generator>
    <meta:document-statistic meta:table-count="1" meta:cell-count="817" meta:object-count="0"/>
  </office:meta>
</office:document-meta>
</file>